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rre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.988614" calcext:value-type="float">
            <text:p>1.988614</text:p>
          </table:table-cell>
          <table:table-cell office:value-type="float" office:value="99.037374" calcext:value-type="float">
            <text:p>99.037374</text:p>
          </table:table-cell>
          <table:table-cell office:value-type="float" office:value="94.287114" calcext:value-type="float">
            <text:p>94.287114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062074" calcext:value-type="float">
            <text:p>2.062074</text:p>
          </table:table-cell>
          <table:table-cell office:value-type="float" office:value="108.508877" calcext:value-type="float">
            <text:p>108.508877</text:p>
          </table:table-cell>
          <table:table-cell office:value-type="float" office:value="104.533487" calcext:value-type="float">
            <text:p>104.53348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.013477" calcext:value-type="float">
            <text:p>2.013477</text:p>
          </table:table-cell>
          <table:table-cell office:value-type="float" office:value="114.309736" calcext:value-type="float">
            <text:p>114.309736</text:p>
          </table:table-cell>
          <table:table-cell office:value-type="float" office:value="90.479689" calcext:value-type="float">
            <text:p>90.479689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005835" calcext:value-type="float">
            <text:p>2.005835</text:p>
          </table:table-cell>
          <table:table-cell office:value-type="float" office:value="104.062789" calcext:value-type="float">
            <text:p>104.062789</text:p>
          </table:table-cell>
          <table:table-cell office:value-type="float" office:value="105.441641" calcext:value-type="float">
            <text:p>105.441641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048951" calcext:value-type="float">
            <text:p>2.048951</text:p>
          </table:table-cell>
          <table:table-cell office:value-type="float" office:value="103.641299" calcext:value-type="float">
            <text:p>103.641299</text:p>
          </table:table-cell>
          <table:table-cell office:value-type="float" office:value="91.38731" calcext:value-type="float">
            <text:p>91.3873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005753" calcext:value-type="float">
            <text:p>2.005753</text:p>
          </table:table-cell>
          <table:table-cell office:value-type="float" office:value="101.37302" calcext:value-type="float">
            <text:p>101.37302</text:p>
          </table:table-cell>
          <table:table-cell office:value-type="float" office:value="96.50796" calcext:value-type="float">
            <text:p>96.50796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65282" calcext:value-type="float">
            <text:p>1.965282</text:p>
          </table:table-cell>
          <table:table-cell office:value-type="float" office:value="97.858437" calcext:value-type="float">
            <text:p>97.858437</text:p>
          </table:table-cell>
          <table:table-cell office:value-type="float" office:value="93.988109" calcext:value-type="float">
            <text:p>93.988109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.104841" calcext:value-type="float">
            <text:p>2.104841</text:p>
          </table:table-cell>
          <table:table-cell office:value-type="float" office:value="102.110153" calcext:value-type="float">
            <text:p>102.110153</text:p>
          </table:table-cell>
          <table:table-cell office:value-type="float" office:value="83.024107" calcext:value-type="float">
            <text:p>83.024107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.012998" calcext:value-type="float">
            <text:p>2.012998</text:p>
          </table:table-cell>
          <table:table-cell office:value-type="float" office:value="104.603337" calcext:value-type="float">
            <text:p>104.603337</text:p>
          </table:table-cell>
          <table:table-cell office:value-type="float" office:value="89.038514" calcext:value-type="float">
            <text:p>89.0385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86418" calcext:value-type="float">
            <text:p>1.986418</text:p>
          </table:table-cell>
          <table:table-cell office:value-type="float" office:value="106.187434" calcext:value-type="float">
            <text:p>106.187434</text:p>
          </table:table-cell>
          <table:table-cell office:value-type="float" office:value="77.015819" calcext:value-type="float">
            <text:p>77.015819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082643" calcext:value-type="float">
            <text:p>2.082643</text:p>
          </table:table-cell>
          <table:table-cell office:value-type="float" office:value="105.966547" calcext:value-type="float">
            <text:p>105.966547</text:p>
          </table:table-cell>
          <table:table-cell office:value-type="float" office:value="87.539714" calcext:value-type="float">
            <text:p>87.539714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.987482" calcext:value-type="float">
            <text:p>1.987482</text:p>
          </table:table-cell>
          <table:table-cell office:value-type="float" office:value="104.332476" calcext:value-type="float">
            <text:p>104.332476</text:p>
          </table:table-cell>
          <table:table-cell office:value-type="float" office:value="100.819888" calcext:value-type="float">
            <text:p>100.819888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025365" calcext:value-type="float">
            <text:p>2.025365</text:p>
          </table:table-cell>
          <table:table-cell office:value-type="float" office:value="99.525565" calcext:value-type="float">
            <text:p>99.525565</text:p>
          </table:table-cell>
          <table:table-cell office:value-type="float" office:value="104.956358" calcext:value-type="float">
            <text:p>104.956358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.044311" calcext:value-type="float">
            <text:p>2.044311</text:p>
          </table:table-cell>
          <table:table-cell office:value-type="float" office:value="99.928441" calcext:value-type="float">
            <text:p>99.928441</text:p>
          </table:table-cell>
          <table:table-cell office:value-type="float" office:value="101.132201" calcext:value-type="float">
            <text:p>101.13220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.023549" calcext:value-type="float">
            <text:p>2.023549</text:p>
          </table:table-cell>
          <table:table-cell office:value-type="float" office:value="102.469132" calcext:value-type="float">
            <text:p>102.469132</text:p>
          </table:table-cell>
          <table:table-cell office:value-type="float" office:value="81.829136" calcext:value-type="float">
            <text:p>81.829136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.963642" calcext:value-type="float">
            <text:p>1.963642</text:p>
          </table:table-cell>
          <table:table-cell office:value-type="float" office:value="105.589797" calcext:value-type="float">
            <text:p>105.589797</text:p>
          </table:table-cell>
          <table:table-cell office:value-type="float" office:value="85.83265" calcext:value-type="float">
            <text:p>85.83265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.091495" calcext:value-type="float">
            <text:p>2.091495</text:p>
          </table:table-cell>
          <table:table-cell office:value-type="float" office:value="100.55442" calcext:value-type="float">
            <text:p>100.55442</text:p>
          </table:table-cell>
          <table:table-cell office:value-type="float" office:value="84.621113" calcext:value-type="float">
            <text:p>84.621113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965717" calcext:value-type="float">
            <text:p>1.965717</text:p>
          </table:table-cell>
          <table:table-cell office:value-type="float" office:value="104.777173" calcext:value-type="float">
            <text:p>104.777173</text:p>
          </table:table-cell>
          <table:table-cell office:value-type="float" office:value="97.015258" calcext:value-type="float">
            <text:p>97.015258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2.072671" calcext:value-type="float">
            <text:p>2.072671</text:p>
          </table:table-cell>
          <table:table-cell office:value-type="float" office:value="106.052591" calcext:value-type="float">
            <text:p>106.052591</text:p>
          </table:table-cell>
          <table:table-cell office:value-type="float" office:value="79.14357" calcext:value-type="float">
            <text:p>79.143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2394" calcext:value-type="float">
            <text:p>1.982394</text:p>
          </table:table-cell>
          <table:table-cell office:value-type="float" office:value="94.753888" calcext:value-type="float">
            <text:p>94.753888</text:p>
          </table:table-cell>
          <table:table-cell office:value-type="float" office:value="87.211364" calcext:value-type="float">
            <text:p>87.211364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020889" calcext:value-type="float">
            <text:p>2.020889</text:p>
          </table:table-cell>
          <table:table-cell office:value-type="float" office:value="98.863494" calcext:value-type="float">
            <text:p>98.863494</text:p>
          </table:table-cell>
          <table:table-cell office:value-type="float" office:value="82.52039" calcext:value-type="float">
            <text:p>82.52039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079934" calcext:value-type="float">
            <text:p>2.079934</text:p>
          </table:table-cell>
          <table:table-cell office:value-type="float" office:value="99.249466" calcext:value-type="float">
            <text:p>99.249466</text:p>
          </table:table-cell>
          <table:table-cell office:value-type="float" office:value="100.922017" calcext:value-type="float">
            <text:p>100.922017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008136" calcext:value-type="float">
            <text:p>2.008136</text:p>
          </table:table-cell>
          <table:table-cell office:value-type="float" office:value="105.48863" calcext:value-type="float">
            <text:p>105.48863</text:p>
          </table:table-cell>
          <table:table-cell office:value-type="float" office:value="102.266976" calcext:value-type="float">
            <text:p>102.26697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06547" calcext:value-type="float">
            <text:p>2.06547</text:p>
          </table:table-cell>
          <table:table-cell office:value-type="float" office:value="111.501709" calcext:value-type="float">
            <text:p>111.501709</text:p>
          </table:table-cell>
          <table:table-cell office:value-type="float" office:value="108.405095" calcext:value-type="float">
            <text:p>108.40509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972341" calcext:value-type="float">
            <text:p>1.972341</text:p>
          </table:table-cell>
          <table:table-cell office:value-type="float" office:value="111.973122" calcext:value-type="float">
            <text:p>111.973122</text:p>
          </table:table-cell>
          <table:table-cell office:value-type="float" office:value="120.144258" calcext:value-type="float">
            <text:p>120.144258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139686" calcext:value-type="float">
            <text:p>2.139686</text:p>
          </table:table-cell>
          <table:table-cell office:value-type="float" office:value="101.429551" calcext:value-type="float">
            <text:p>101.429551</text:p>
          </table:table-cell>
          <table:table-cell office:value-type="float" office:value="106.366472" calcext:value-type="float">
            <text:p>106.366472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.925617" calcext:value-type="float">
            <text:p>1.925617</text:p>
          </table:table-cell>
          <table:table-cell office:value-type="float" office:value="104.678725" calcext:value-type="float">
            <text:p>104.678725</text:p>
          </table:table-cell>
          <table:table-cell office:value-type="float" office:value="78.285242" calcext:value-type="float">
            <text:p>78.285242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.982556" calcext:value-type="float">
            <text:p>1.982556</text:p>
          </table:table-cell>
          <table:table-cell office:value-type="float" office:value="98.619184" calcext:value-type="float">
            <text:p>98.619184</text:p>
          </table:table-cell>
          <table:table-cell office:value-type="float" office:value="92.170731" calcext:value-type="float">
            <text:p>92.170731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.046457" calcext:value-type="float">
            <text:p>2.046457</text:p>
          </table:table-cell>
          <table:table-cell office:value-type="float" office:value="93.665493" calcext:value-type="float">
            <text:p>93.665493</text:p>
          </table:table-cell>
          <table:table-cell office:value-type="float" office:value="81.122545" calcext:value-type="float">
            <text:p>81.1225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65445" calcext:value-type="float">
            <text:p>1.965445</text:p>
          </table:table-cell>
          <table:table-cell office:value-type="float" office:value="107.485894" calcext:value-type="float">
            <text:p>107.485894</text:p>
          </table:table-cell>
          <table:table-cell office:value-type="float" office:value="88.746726" calcext:value-type="float">
            <text:p>88.746726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05768" calcext:value-type="float">
            <text:p>2.05768</text:p>
          </table:table-cell>
          <table:table-cell office:value-type="float" office:value="100.923982" calcext:value-type="float">
            <text:p>100.923982</text:p>
          </table:table-cell>
          <table:table-cell office:value-type="float" office:value="91.411687" calcext:value-type="float">
            <text:p>91.411687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.018979" calcext:value-type="float">
            <text:p>2.018979</text:p>
          </table:table-cell>
          <table:table-cell office:value-type="float" office:value="110.035074" calcext:value-type="float">
            <text:p>110.035074</text:p>
          </table:table-cell>
          <table:table-cell office:value-type="float" office:value="93.093224" calcext:value-type="float">
            <text:p>93.093224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997453" calcext:value-type="float">
            <text:p>1.997453</text:p>
          </table:table-cell>
          <table:table-cell office:value-type="float" office:value="100.384928" calcext:value-type="float">
            <text:p>100.384928</text:p>
          </table:table-cell>
          <table:table-cell office:value-type="float" office:value="110.268561" calcext:value-type="float">
            <text:p>110.268561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02146" calcext:value-type="float">
            <text:p>2.02146</text:p>
          </table:table-cell>
          <table:table-cell office:value-type="float" office:value="101.387023" calcext:value-type="float">
            <text:p>101.387023</text:p>
          </table:table-cell>
          <table:table-cell office:value-type="float" office:value="118.354579" calcext:value-type="float">
            <text:p>118.354579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2.028501" calcext:value-type="float">
            <text:p>2.028501</text:p>
          </table:table-cell>
          <table:table-cell office:value-type="float" office:value="106.318733" calcext:value-type="float">
            <text:p>106.318733</text:p>
          </table:table-cell>
          <table:table-cell office:value-type="float" office:value="107.887851" calcext:value-type="float">
            <text:p>107.887851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.079826" calcext:value-type="float">
            <text:p>2.079826</text:p>
          </table:table-cell>
          <table:table-cell office:value-type="float" office:value="105.376268" calcext:value-type="float">
            <text:p>105.376268</text:p>
          </table:table-cell>
          <table:table-cell office:value-type="float" office:value="101.475014" calcext:value-type="float">
            <text:p>101.475014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2.02926" calcext:value-type="float">
            <text:p>2.02926</text:p>
          </table:table-cell>
          <table:table-cell office:value-type="float" office:value="104.476807" calcext:value-type="float">
            <text:p>104.476807</text:p>
          </table:table-cell>
          <table:table-cell office:value-type="float" office:value="103.352089" calcext:value-type="float">
            <text:p>103.352089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.99724" calcext:value-type="float">
            <text:p>1.99724</text:p>
          </table:table-cell>
          <table:table-cell office:value-type="float" office:value="104.048272" calcext:value-type="float">
            <text:p>104.048272</text:p>
          </table:table-cell>
          <table:table-cell office:value-type="float" office:value="78.606715" calcext:value-type="float">
            <text:p>78.606715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038233" calcext:value-type="float">
            <text:p>2.038233</text:p>
          </table:table-cell>
          <table:table-cell office:value-type="float" office:value="102.193929" calcext:value-type="float">
            <text:p>102.193929</text:p>
          </table:table-cell>
          <table:table-cell office:value-type="float" office:value="88.543103" calcext:value-type="float">
            <text:p>88.5431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74822" calcext:value-type="float">
            <text:p>1.974822</text:p>
          </table:table-cell>
          <table:table-cell office:value-type="float" office:value="105.969451" calcext:value-type="float">
            <text:p>105.969451</text:p>
          </table:table-cell>
          <table:table-cell office:value-type="float" office:value="102.987688" calcext:value-type="float">
            <text:p>102.987688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2.09347" calcext:value-type="float">
            <text:p>2.09347</text:p>
          </table:table-cell>
          <table:table-cell office:value-type="float" office:value="110.316839" calcext:value-type="float">
            <text:p>110.316839</text:p>
          </table:table-cell>
          <table:table-cell office:value-type="float" office:value="83.335703" calcext:value-type="float">
            <text:p>83.335703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.989875" calcext:value-type="float">
            <text:p>1.989875</text:p>
          </table:table-cell>
          <table:table-cell office:value-type="float" office:value="106.839771" calcext:value-type="float">
            <text:p>106.839771</text:p>
          </table:table-cell>
          <table:table-cell office:value-type="float" office:value="84.821255" calcext:value-type="float">
            <text:p>84.821255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95187" calcext:value-type="float">
            <text:p>1.95187</text:p>
          </table:table-cell>
          <table:table-cell office:value-type="float" office:value="108.391432" calcext:value-type="float">
            <text:p>108.391432</text:p>
          </table:table-cell>
          <table:table-cell office:value-type="float" office:value="95.743732" calcext:value-type="float">
            <text:p>95.743732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094937" calcext:value-type="float">
            <text:p>2.094937</text:p>
          </table:table-cell>
          <table:table-cell office:value-type="float" office:value="101.532521" calcext:value-type="float">
            <text:p>101.532521</text:p>
          </table:table-cell>
          <table:table-cell office:value-type="float" office:value="99.723738" calcext:value-type="float">
            <text:p>99.723738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032834" calcext:value-type="float">
            <text:p>2.032834</text:p>
          </table:table-cell>
          <table:table-cell office:value-type="float" office:value="101.642823" calcext:value-type="float">
            <text:p>101.642823</text:p>
          </table:table-cell>
          <table:table-cell office:value-type="float" office:value="94.589228" calcext:value-type="float">
            <text:p>94.589228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.968106" calcext:value-type="float">
            <text:p>1.968106</text:p>
          </table:table-cell>
          <table:table-cell office:value-type="float" office:value="100.790684" calcext:value-type="float">
            <text:p>100.790684</text:p>
          </table:table-cell>
          <table:table-cell office:value-type="float" office:value="90.661516" calcext:value-type="float">
            <text:p>90.661516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2.10376" calcext:value-type="float">
            <text:p>2.10376</text:p>
          </table:table-cell>
          <table:table-cell office:value-type="float" office:value="105.777618" calcext:value-type="float">
            <text:p>105.777618</text:p>
          </table:table-cell>
          <table:table-cell office:value-type="float" office:value="91.227621" calcext:value-type="float">
            <text:p>91.227621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022909" calcext:value-type="float">
            <text:p>2.022909</text:p>
          </table:table-cell>
          <table:table-cell office:value-type="float" office:value="106.844361" calcext:value-type="float">
            <text:p>106.844361</text:p>
          </table:table-cell>
          <table:table-cell office:value-type="float" office:value="105.659604" calcext:value-type="float">
            <text:p>105.659604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038358" calcext:value-type="float">
            <text:p>2.038358</text:p>
          </table:table-cell>
          <table:table-cell office:value-type="float" office:value="98.661387" calcext:value-type="float">
            <text:p>98.661387</text:p>
          </table:table-cell>
          <table:table-cell office:value-type="float" office:value="95.828552" calcext:value-type="float">
            <text:p>95.8285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68439" calcext:value-type="float">
            <text:p>1.968439</text:p>
          </table:table-cell>
          <table:table-cell office:value-type="float" office:value="101.931004" calcext:value-type="float">
            <text:p>101.931004</text:p>
          </table:table-cell>
          <table:table-cell office:value-type="float" office:value="97.123298" calcext:value-type="float">
            <text:p>97.123298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080588" calcext:value-type="float">
            <text:p>2.080588</text:p>
          </table:table-cell>
          <table:table-cell office:value-type="float" office:value="106.886575" calcext:value-type="float">
            <text:p>106.886575</text:p>
          </table:table-cell>
          <table:table-cell office:value-type="float" office:value="84.485239" calcext:value-type="float">
            <text:p>84.485239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004154" calcext:value-type="float">
            <text:p>2.004154</text:p>
          </table:table-cell>
          <table:table-cell office:value-type="float" office:value="102.953325" calcext:value-type="float">
            <text:p>102.953325</text:p>
          </table:table-cell>
          <table:table-cell office:value-type="float" office:value="108.088452" calcext:value-type="float">
            <text:p>108.08845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2.072245" calcext:value-type="float">
            <text:p>2.072245</text:p>
          </table:table-cell>
          <table:table-cell office:value-type="float" office:value="103.828106" calcext:value-type="float">
            <text:p>103.828106</text:p>
          </table:table-cell>
          <table:table-cell office:value-type="float" office:value="117.755804" calcext:value-type="float">
            <text:p>117.755804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.024797" calcext:value-type="float">
            <text:p>2.024797</text:p>
          </table:table-cell>
          <table:table-cell office:value-type="float" office:value="104.470359" calcext:value-type="float">
            <text:p>104.470359</text:p>
          </table:table-cell>
          <table:table-cell office:value-type="float" office:value="93.949076" calcext:value-type="float">
            <text:p>93.949076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026333" calcext:value-type="float">
            <text:p>2.026333</text:p>
          </table:table-cell>
          <table:table-cell office:value-type="float" office:value="103.627145" calcext:value-type="float">
            <text:p>103.627145</text:p>
          </table:table-cell>
          <table:table-cell office:value-type="float" office:value="98.484371" calcext:value-type="float">
            <text:p>98.48437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049833" calcext:value-type="float">
            <text:p>2.049833</text:p>
          </table:table-cell>
          <table:table-cell office:value-type="float" office:value="103.853683" calcext:value-type="float">
            <text:p>103.853683</text:p>
          </table:table-cell>
          <table:table-cell office:value-type="float" office:value="97.167781" calcext:value-type="float">
            <text:p>97.16778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1.954709" calcext:value-type="float">
            <text:p>1.954709</text:p>
          </table:table-cell>
          <table:table-cell office:value-type="float" office:value="105.297502" calcext:value-type="float">
            <text:p>105.297502</text:p>
          </table:table-cell>
          <table:table-cell office:value-type="float" office:value="97.443982" calcext:value-type="float">
            <text:p>97.443982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099102" calcext:value-type="float">
            <text:p>2.099102</text:p>
          </table:table-cell>
          <table:table-cell office:value-type="float" office:value="101.388871" calcext:value-type="float">
            <text:p>101.388871</text:p>
          </table:table-cell>
          <table:table-cell office:value-type="float" office:value="94.340544" calcext:value-type="float">
            <text:p>94.340544</text:p>
          </table:table-cell>
          <table:table-cell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2.04924" calcext:value-type="float">
            <text:p>2.04924</text:p>
          </table:table-cell>
          <table:table-cell office:value-type="float" office:value="98.952234" calcext:value-type="float">
            <text:p>98.952234</text:p>
          </table:table-cell>
          <table:table-cell office:value-type="float" office:value="93.885409" calcext:value-type="float">
            <text:p>93.8854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87833" calcext:value-type="float">
            <text:p>1.987833</text:p>
          </table:table-cell>
          <table:table-cell office:value-type="float" office:value="103.736324" calcext:value-type="float">
            <text:p>103.736324</text:p>
          </table:table-cell>
          <table:table-cell office:value-type="float" office:value="96.872452" calcext:value-type="float">
            <text:p>96.872452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037067" calcext:value-type="float">
            <text:p>2.037067</text:p>
          </table:table-cell>
          <table:table-cell office:value-type="float" office:value="102.467572" calcext:value-type="float">
            <text:p>102.467572</text:p>
          </table:table-cell>
          <table:table-cell office:value-type="float" office:value="98.740038" calcext:value-type="float">
            <text:p>98.740038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00799" calcext:value-type="float">
            <text:p>2.00799</text:p>
          </table:table-cell>
          <table:table-cell office:value-type="float" office:value="103.620986" calcext:value-type="float">
            <text:p>103.620986</text:p>
          </table:table-cell>
          <table:table-cell office:value-type="float" office:value="86.754559" calcext:value-type="float">
            <text:p>86.754559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1.98827" calcext:value-type="float">
            <text:p>1.98827</text:p>
          </table:table-cell>
          <table:table-cell office:value-type="float" office:value="102.794117" calcext:value-type="float">
            <text:p>102.794117</text:p>
          </table:table-cell>
          <table:table-cell office:value-type="float" office:value="102.084358" calcext:value-type="float">
            <text:p>102.084358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032357" calcext:value-type="float">
            <text:p>2.032357</text:p>
          </table:table-cell>
          <table:table-cell office:value-type="float" office:value="101.816599" calcext:value-type="float">
            <text:p>101.816599</text:p>
          </table:table-cell>
          <table:table-cell office:value-type="float" office:value="106.279838" calcext:value-type="float">
            <text:p>106.27983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041834" calcext:value-type="float">
            <text:p>2.041834</text:p>
          </table:table-cell>
          <table:table-cell office:value-type="float" office:value="102.838125" calcext:value-type="float">
            <text:p>102.838125</text:p>
          </table:table-cell>
          <table:table-cell office:value-type="float" office:value="102.977521" calcext:value-type="float">
            <text:p>102.977521</text:p>
          </table:table-cell>
          <table:table-cell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015434" calcext:value-type="float">
            <text:p>2.015434</text:p>
          </table:table-cell>
          <table:table-cell office:value-type="float" office:value="103.46514" calcext:value-type="float">
            <text:p>103.46514</text:p>
          </table:table-cell>
          <table:table-cell office:value-type="float" office:value="98.693658" calcext:value-type="float">
            <text:p>98.693658</text:p>
          </table:table-cell>
          <table:table-cell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039647" calcext:value-type="float">
            <text:p>2.039647</text:p>
          </table:table-cell>
          <table:table-cell office:value-type="float" office:value="104.785094" calcext:value-type="float">
            <text:p>104.785094</text:p>
          </table:table-cell>
          <table:table-cell office:value-type="float" office:value="88.835691" calcext:value-type="float">
            <text:p>88.835691</text:p>
          </table:table-cell>
          <table:table-cell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009344" calcext:value-type="float">
            <text:p>2.009344</text:p>
          </table:table-cell>
          <table:table-cell office:value-type="float" office:value="103.317218" calcext:value-type="float">
            <text:p>103.317218</text:p>
          </table:table-cell>
          <table:table-cell office:value-type="float" office:value="101.87725" calcext:value-type="float">
            <text:p>101.87725</text:p>
          </table:table-cell>
          <table:table-cell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.064203" calcext:value-type="float">
            <text:p>2.064203</text:p>
          </table:table-cell>
          <table:table-cell office:value-type="float" office:value="105.575831" calcext:value-type="float">
            <text:p>105.575831</text:p>
          </table:table-cell>
          <table:table-cell office:value-type="float" office:value="100.165303" calcext:value-type="float">
            <text:p>100.1653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75387" calcext:value-type="float">
            <text:p>2.075387</text:p>
          </table:table-cell>
          <table:table-cell office:value-type="float" office:value="104.951329" calcext:value-type="float">
            <text:p>104.951329</text:p>
          </table:table-cell>
          <table:table-cell office:value-type="float" office:value="89.340496" calcext:value-type="float">
            <text:p>89.340496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962647" calcext:value-type="float">
            <text:p>1.962647</text:p>
          </table:table-cell>
          <table:table-cell office:value-type="float" office:value="105.56646" calcext:value-type="float">
            <text:p>105.56646</text:p>
          </table:table-cell>
          <table:table-cell office:value-type="float" office:value="96.911062" calcext:value-type="float">
            <text:p>96.911062</text:p>
          </table:table-cell>
          <table:table-cell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.152209" calcext:value-type="float">
            <text:p>2.152209</text:p>
          </table:table-cell>
          <table:table-cell office:value-type="float" office:value="106.028895" calcext:value-type="float">
            <text:p>106.028895</text:p>
          </table:table-cell>
          <table:table-cell office:value-type="float" office:value="92.812812" calcext:value-type="float">
            <text:p>92.812812</text:p>
          </table:table-cell>
          <table:table-cell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951015" calcext:value-type="float">
            <text:p>1.951015</text:p>
          </table:table-cell>
          <table:table-cell office:value-type="float" office:value="107.288354" calcext:value-type="float">
            <text:p>107.288354</text:p>
          </table:table-cell>
          <table:table-cell office:value-type="float" office:value="102.94059" calcext:value-type="float">
            <text:p>102.94059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039682" calcext:value-type="float">
            <text:p>2.039682</text:p>
          </table:table-cell>
          <table:table-cell office:value-type="float" office:value="101.70276" calcext:value-type="float">
            <text:p>101.70276</text:p>
          </table:table-cell>
          <table:table-cell office:value-type="float" office:value="101.344099" calcext:value-type="float">
            <text:p>101.344099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2.03924" calcext:value-type="float">
            <text:p>2.03924</text:p>
          </table:table-cell>
          <table:table-cell office:value-type="float" office:value="96.858938" calcext:value-type="float">
            <text:p>96.858938</text:p>
          </table:table-cell>
          <table:table-cell office:value-type="float" office:value="121.685328" calcext:value-type="float">
            <text:p>121.685328</text:p>
          </table:table-cell>
          <table:table-cell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977229" calcext:value-type="float">
            <text:p>1.977229</text:p>
          </table:table-cell>
          <table:table-cell office:value-type="float" office:value="104.432055" calcext:value-type="float">
            <text:p>104.432055</text:p>
          </table:table-cell>
          <table:table-cell office:value-type="float" office:value="96.096389" calcext:value-type="float">
            <text:p>96.096389</text:p>
          </table:table-cell>
          <table:table-cell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043744" calcext:value-type="float">
            <text:p>2.043744</text:p>
          </table:table-cell>
          <table:table-cell office:value-type="float" office:value="104.100236" calcext:value-type="float">
            <text:p>104.100236</text:p>
          </table:table-cell>
          <table:table-cell office:value-type="float" office:value="87.160096" calcext:value-type="float">
            <text:p>87.160096</text:p>
          </table:table-cell>
          <table:table-cell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.044259" calcext:value-type="float">
            <text:p>2.044259</text:p>
          </table:table-cell>
          <table:table-cell office:value-type="float" office:value="101.592772" calcext:value-type="float">
            <text:p>101.592772</text:p>
          </table:table-cell>
          <table:table-cell office:value-type="float" office:value="100.925349" calcext:value-type="float">
            <text:p>100.925349</text:p>
          </table:table-cell>
          <table:table-cell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965823" calcext:value-type="float">
            <text:p>1.965823</text:p>
          </table:table-cell>
          <table:table-cell office:value-type="float" office:value="110.656561" calcext:value-type="float">
            <text:p>110.656561</text:p>
          </table:table-cell>
          <table:table-cell office:value-type="float" office:value="83.076321" calcext:value-type="float">
            <text:p>83.0763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042353" calcext:value-type="float">
            <text:p>2.042353</text:p>
          </table:table-cell>
          <table:table-cell office:value-type="float" office:value="105.454299" calcext:value-type="float">
            <text:p>105.454299</text:p>
          </table:table-cell>
          <table:table-cell office:value-type="float" office:value="82.844525" calcext:value-type="float">
            <text:p>82.844525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96171" calcext:value-type="float">
            <text:p>1.96171</text:p>
          </table:table-cell>
          <table:table-cell office:value-type="float" office:value="99.202506" calcext:value-type="float">
            <text:p>99.202506</text:p>
          </table:table-cell>
          <table:table-cell office:value-type="float" office:value="82.153894" calcext:value-type="float">
            <text:p>82.153894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.078515" calcext:value-type="float">
            <text:p>2.078515</text:p>
          </table:table-cell>
          <table:table-cell office:value-type="float" office:value="97.785669" calcext:value-type="float">
            <text:p>97.785669</text:p>
          </table:table-cell>
          <table:table-cell office:value-type="float" office:value="94.763489" calcext:value-type="float">
            <text:p>94.763489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2.062003" calcext:value-type="float">
            <text:p>2.062003</text:p>
          </table:table-cell>
          <table:table-cell office:value-type="float" office:value="102.811552" calcext:value-type="float">
            <text:p>102.811552</text:p>
          </table:table-cell>
          <table:table-cell office:value-type="float" office:value="86.373287" calcext:value-type="float">
            <text:p>86.373287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986029" calcext:value-type="float">
            <text:p>1.986029</text:p>
          </table:table-cell>
          <table:table-cell office:value-type="float" office:value="102.796233" calcext:value-type="float">
            <text:p>102.796233</text:p>
          </table:table-cell>
          <table:table-cell office:value-type="float" office:value="107.380418" calcext:value-type="float">
            <text:p>107.380418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.066386" calcext:value-type="float">
            <text:p>2.066386</text:p>
          </table:table-cell>
          <table:table-cell office:value-type="float" office:value="103.048135" calcext:value-type="float">
            <text:p>103.048135</text:p>
          </table:table-cell>
          <table:table-cell office:value-type="float" office:value="94.467881" calcext:value-type="float">
            <text:p>94.467881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.023191" calcext:value-type="float">
            <text:p>2.023191</text:p>
          </table:table-cell>
          <table:table-cell office:value-type="float" office:value="102.264456" calcext:value-type="float">
            <text:p>102.264456</text:p>
          </table:table-cell>
          <table:table-cell office:value-type="float" office:value="97.219385" calcext:value-type="float">
            <text:p>97.219385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2.042068" calcext:value-type="float">
            <text:p>2.042068</text:p>
          </table:table-cell>
          <table:table-cell office:value-type="float" office:value="103.769598" calcext:value-type="float">
            <text:p>103.769598</text:p>
          </table:table-cell>
          <table:table-cell office:value-type="float" office:value="83.050727" calcext:value-type="float">
            <text:p>83.050727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960924" calcext:value-type="float">
            <text:p>1.960924</text:p>
          </table:table-cell>
          <table:table-cell office:value-type="float" office:value="114.230145" calcext:value-type="float">
            <text:p>114.230145</text:p>
          </table:table-cell>
          <table:table-cell office:value-type="float" office:value="84.663787" calcext:value-type="float">
            <text:p>84.663787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2.100436" calcext:value-type="float">
            <text:p>2.100436</text:p>
          </table:table-cell>
          <table:table-cell office:value-type="float" office:value="106.101926" calcext:value-type="float">
            <text:p>106.101926</text:p>
          </table:table-cell>
          <table:table-cell office:value-type="float" office:value="83.446532" calcext:value-type="float">
            <text:p>83.4465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948599" calcext:value-type="float">
            <text:p>1.948599</text:p>
          </table:table-cell>
          <table:table-cell office:value-type="float" office:value="102.274278" calcext:value-type="float">
            <text:p>102.274278</text:p>
          </table:table-cell>
          <table:table-cell office:value-type="float" office:value="109.384363" calcext:value-type="float">
            <text:p>109.384363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2.086985" calcext:value-type="float">
            <text:p>2.086985</text:p>
          </table:table-cell>
          <table:table-cell office:value-type="float" office:value="99.162184" calcext:value-type="float">
            <text:p>99.162184</text:p>
          </table:table-cell>
          <table:table-cell office:value-type="float" office:value="90.386626" calcext:value-type="float">
            <text:p>90.386626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991732" calcext:value-type="float">
            <text:p>1.991732</text:p>
          </table:table-cell>
          <table:table-cell office:value-type="float" office:value="100.010614" calcext:value-type="float">
            <text:p>100.010614</text:p>
          </table:table-cell>
          <table:table-cell office:value-type="float" office:value="82.451352" calcext:value-type="float">
            <text:p>82.451352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2.027803" calcext:value-type="float">
            <text:p>2.027803</text:p>
          </table:table-cell>
          <table:table-cell office:value-type="float" office:value="102.472066" calcext:value-type="float">
            <text:p>102.472066</text:p>
          </table:table-cell>
          <table:table-cell office:value-type="float" office:value="91.674339" calcext:value-type="float">
            <text:p>91.674339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28364" calcext:value-type="float">
            <text:p>2.028364</text:p>
          </table:table-cell>
          <table:table-cell office:value-type="float" office:value="102.011726" calcext:value-type="float">
            <text:p>102.011726</text:p>
          </table:table-cell>
          <table:table-cell office:value-type="float" office:value="83.893098" calcext:value-type="float">
            <text:p>83.89309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032354" calcext:value-type="float">
            <text:p>2.032354</text:p>
          </table:table-cell>
          <table:table-cell office:value-type="float" office:value="103.140781" calcext:value-type="float">
            <text:p>103.140781</text:p>
          </table:table-cell>
          <table:table-cell office:value-type="float" office:value="89.937217" calcext:value-type="float">
            <text:p>89.937217</text:p>
          </table:table-cell>
          <table:table-cell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.989804" calcext:value-type="float">
            <text:p>1.989804</text:p>
          </table:table-cell>
          <table:table-cell office:value-type="float" office:value="105.214872" calcext:value-type="float">
            <text:p>105.214872</text:p>
          </table:table-cell>
          <table:table-cell office:value-type="float" office:value="95.41818" calcext:value-type="float">
            <text:p>95.41818</text:p>
          </table:table-cell>
          <table:table-cell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1.99949" calcext:value-type="float">
            <text:p>1.99949</text:p>
          </table:table-cell>
          <table:table-cell office:value-type="float" office:value="103.100156" calcext:value-type="float">
            <text:p>103.100156</text:p>
          </table:table-cell>
          <table:table-cell office:value-type="float" office:value="102.415422" calcext:value-type="float">
            <text:p>102.415422</text:p>
          </table:table-cell>
          <table:table-cell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164896" calcext:value-type="float">
            <text:p>2.164896</text:p>
          </table:table-cell>
          <table:table-cell office:value-type="float" office:value="103.327713" calcext:value-type="float">
            <text:p>103.327713</text:p>
          </table:table-cell>
          <table:table-cell office:value-type="float" office:value="87.816454" calcext:value-type="float">
            <text:p>87.816454</text:p>
          </table:table-cell>
          <table:table-cell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1.894476" calcext:value-type="float">
            <text:p>1.894476</text:p>
          </table:table-cell>
          <table:table-cell office:value-type="float" office:value="108.344024" calcext:value-type="float">
            <text:p>108.344024</text:p>
          </table:table-cell>
          <table:table-cell office:value-type="float" office:value="100.082259" calcext:value-type="float">
            <text:p>100.0822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102204" calcext:value-type="float">
            <text:p>2.102204</text:p>
          </table:table-cell>
          <table:table-cell office:value-type="float" office:value="101.47117" calcext:value-type="float">
            <text:p>101.47117</text:p>
          </table:table-cell>
          <table:table-cell office:value-type="float" office:value="103.563929" calcext:value-type="float">
            <text:p>103.563929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.010929" calcext:value-type="float">
            <text:p>2.010929</text:p>
          </table:table-cell>
          <table:table-cell office:value-type="float" office:value="109.899878" calcext:value-type="float">
            <text:p>109.899878</text:p>
          </table:table-cell>
          <table:table-cell office:value-type="float" office:value="85.401246" calcext:value-type="float">
            <text:p>85.401246</text:p>
          </table:table-cell>
          <table:table-cell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.976593" calcext:value-type="float">
            <text:p>1.976593</text:p>
          </table:table-cell>
          <table:table-cell office:value-type="float" office:value="103.36596" calcext:value-type="float">
            <text:p>103.36596</text:p>
          </table:table-cell>
          <table:table-cell office:value-type="float" office:value="91.000479" calcext:value-type="float">
            <text:p>91.000479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.020409" calcext:value-type="float">
            <text:p>2.020409</text:p>
          </table:table-cell>
          <table:table-cell office:value-type="float" office:value="96.810137" calcext:value-type="float">
            <text:p>96.810137</text:p>
          </table:table-cell>
          <table:table-cell office:value-type="float" office:value="99.6418" calcext:value-type="float">
            <text:p>99.6418</text:p>
          </table:table-cell>
          <table:table-cell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042694" calcext:value-type="float">
            <text:p>2.042694</text:p>
          </table:table-cell>
          <table:table-cell office:value-type="float" office:value="100.003238" calcext:value-type="float">
            <text:p>100.003238</text:p>
          </table:table-cell>
          <table:table-cell office:value-type="float" office:value="95.871025" calcext:value-type="float">
            <text:p>95.871025</text:p>
          </table:table-cell>
          <table:table-cell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.967917" calcext:value-type="float">
            <text:p>1.967917</text:p>
          </table:table-cell>
          <table:table-cell office:value-type="float" office:value="100.850813" calcext:value-type="float">
            <text:p>100.850813</text:p>
          </table:table-cell>
          <table:table-cell office:value-type="float" office:value="106.753922" calcext:value-type="float">
            <text:p>106.753922</text:p>
          </table:table-cell>
          <table:table-cell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095595" calcext:value-type="float">
            <text:p>2.095595</text:p>
          </table:table-cell>
          <table:table-cell office:value-type="float" office:value="106.39159" calcext:value-type="float">
            <text:p>106.39159</text:p>
          </table:table-cell>
          <table:table-cell office:value-type="float" office:value="68.686577" calcext:value-type="float">
            <text:p>68.686577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988231" calcext:value-type="float">
            <text:p>1.988231</text:p>
          </table:table-cell>
          <table:table-cell office:value-type="float" office:value="102.546005" calcext:value-type="float">
            <text:p>102.546005</text:p>
          </table:table-cell>
          <table:table-cell office:value-type="float" office:value="89.425546" calcext:value-type="float">
            <text:p>89.425546</text:p>
          </table:table-cell>
          <table:table-cell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005084" calcext:value-type="float">
            <text:p>2.005084</text:p>
          </table:table-cell>
          <table:table-cell office:value-type="float" office:value="103.582549" calcext:value-type="float">
            <text:p>103.582549</text:p>
          </table:table-cell>
          <table:table-cell office:value-type="float" office:value="88.587348" calcext:value-type="float">
            <text:p>88.587348</text:p>
          </table:table-cell>
          <table:table-cell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.036811" calcext:value-type="float">
            <text:p>2.036811</text:p>
          </table:table-cell>
          <table:table-cell office:value-type="float" office:value="105.391673" calcext:value-type="float">
            <text:p>105.391673</text:p>
          </table:table-cell>
          <table:table-cell office:value-type="float" office:value="93.560078" calcext:value-type="float">
            <text:p>93.56007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982186" calcext:value-type="float">
            <text:p>1.982186</text:p>
          </table:table-cell>
          <table:table-cell office:value-type="float" office:value="100.414433" calcext:value-type="float">
            <text:p>100.414433</text:p>
          </table:table-cell>
          <table:table-cell office:value-type="float" office:value="95.894746" calcext:value-type="float">
            <text:p>95.894746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.017601" calcext:value-type="float">
            <text:p>2.017601</text:p>
          </table:table-cell>
          <table:table-cell office:value-type="float" office:value="104.042131" calcext:value-type="float">
            <text:p>104.042131</text:p>
          </table:table-cell>
          <table:table-cell office:value-type="float" office:value="108.029672" calcext:value-type="float">
            <text:p>108.029672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04386" calcext:value-type="float">
            <text:p>2.04386</text:p>
          </table:table-cell>
          <table:table-cell office:value-type="float" office:value="101.224442" calcext:value-type="float">
            <text:p>101.224442</text:p>
          </table:table-cell>
          <table:table-cell office:value-type="float" office:value="92.705014" calcext:value-type="float">
            <text:p>92.705014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.996506" calcext:value-type="float">
            <text:p>1.996506</text:p>
          </table:table-cell>
          <table:table-cell office:value-type="float" office:value="99.729281" calcext:value-type="float">
            <text:p>99.729281</text:p>
          </table:table-cell>
          <table:table-cell office:value-type="float" office:value="94.540307" calcext:value-type="float">
            <text:p>94.540307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024692" calcext:value-type="float">
            <text:p>2.024692</text:p>
          </table:table-cell>
          <table:table-cell office:value-type="float" office:value="102.4424" calcext:value-type="float">
            <text:p>102.4424</text:p>
          </table:table-cell>
          <table:table-cell office:value-type="float" office:value="90.848596" calcext:value-type="float">
            <text:p>90.848596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.057264" calcext:value-type="float">
            <text:p>2.057264</text:p>
          </table:table-cell>
          <table:table-cell office:value-type="float" office:value="104.691029" calcext:value-type="float">
            <text:p>104.691029</text:p>
          </table:table-cell>
          <table:table-cell office:value-type="float" office:value="101.619336" calcext:value-type="float">
            <text:p>101.619336</text:p>
          </table:table-cell>
          <table:table-cell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042391" calcext:value-type="float">
            <text:p>2.042391</text:p>
          </table:table-cell>
          <table:table-cell office:value-type="float" office:value="109.303383" calcext:value-type="float">
            <text:p>109.303383</text:p>
          </table:table-cell>
          <table:table-cell office:value-type="float" office:value="82.469344" calcext:value-type="float">
            <text:p>82.469344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97843" calcext:value-type="float">
            <text:p>1.97843</text:p>
          </table:table-cell>
          <table:table-cell office:value-type="float" office:value="108.434685" calcext:value-type="float">
            <text:p>108.434685</text:p>
          </table:table-cell>
          <table:table-cell office:value-type="float" office:value="90.496879" calcext:value-type="float">
            <text:p>90.496879</text:p>
          </table:table-cell>
          <table:table-cell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.032111" calcext:value-type="float">
            <text:p>2.032111</text:p>
          </table:table-cell>
          <table:table-cell office:value-type="float" office:value="102.507346" calcext:value-type="float">
            <text:p>102.507346</text:p>
          </table:table-cell>
          <table:table-cell office:value-type="float" office:value="93.909917" calcext:value-type="float">
            <text:p>93.909917</text:p>
          </table:table-cell>
          <table:table-cell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2.020062" calcext:value-type="float">
            <text:p>2.020062</text:p>
          </table:table-cell>
          <table:table-cell office:value-type="float" office:value="99.102235" calcext:value-type="float">
            <text:p>99.102235</text:p>
          </table:table-cell>
          <table:table-cell office:value-type="float" office:value="98.428743" calcext:value-type="float">
            <text:p>98.4287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12372" calcext:value-type="float">
            <text:p>2.012372</text:p>
          </table:table-cell>
          <table:table-cell office:value-type="float" office:value="100.413587" calcext:value-type="float">
            <text:p>100.413587</text:p>
          </table:table-cell>
          <table:table-cell office:value-type="float" office:value="94.881028" calcext:value-type="float">
            <text:p>94.881028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2.066916" calcext:value-type="float">
            <text:p>2.066916</text:p>
          </table:table-cell>
          <table:table-cell office:value-type="float" office:value="101.442964" calcext:value-type="float">
            <text:p>101.442964</text:p>
          </table:table-cell>
          <table:table-cell office:value-type="float" office:value="97.459956" calcext:value-type="float">
            <text:p>97.459956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.082469" calcext:value-type="float">
            <text:p>2.082469</text:p>
          </table:table-cell>
          <table:table-cell office:value-type="float" office:value="107.910379" calcext:value-type="float">
            <text:p>107.910379</text:p>
          </table:table-cell>
          <table:table-cell office:value-type="float" office:value="92.127452" calcext:value-type="float">
            <text:p>92.127452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961729" calcext:value-type="float">
            <text:p>1.961729</text:p>
          </table:table-cell>
          <table:table-cell office:value-type="float" office:value="106.708503" calcext:value-type="float">
            <text:p>106.708503</text:p>
          </table:table-cell>
          <table:table-cell office:value-type="float" office:value="103.546489" calcext:value-type="float">
            <text:p>103.546489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.064207" calcext:value-type="float">
            <text:p>2.064207</text:p>
          </table:table-cell>
          <table:table-cell office:value-type="float" office:value="104.813966" calcext:value-type="float">
            <text:p>104.813966</text:p>
          </table:table-cell>
          <table:table-cell office:value-type="float" office:value="99.096746" calcext:value-type="float">
            <text:p>99.096746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.952691" calcext:value-type="float">
            <text:p>1.952691</text:p>
          </table:table-cell>
          <table:table-cell office:value-type="float" office:value="103.86556" calcext:value-type="float">
            <text:p>103.86556</text:p>
          </table:table-cell>
          <table:table-cell office:value-type="float" office:value="92.956126" calcext:value-type="float">
            <text:p>92.956126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.045919" calcext:value-type="float">
            <text:p>2.045919</text:p>
          </table:table-cell>
          <table:table-cell office:value-type="float" office:value="102.264401" calcext:value-type="float">
            <text:p>102.264401</text:p>
          </table:table-cell>
          <table:table-cell office:value-type="float" office:value="97.400965" calcext:value-type="float">
            <text:p>97.400965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2.003281" calcext:value-type="float">
            <text:p>2.003281</text:p>
          </table:table-cell>
          <table:table-cell office:value-type="float" office:value="101.137661" calcext:value-type="float">
            <text:p>101.137661</text:p>
          </table:table-cell>
          <table:table-cell office:value-type="float" office:value="92.946176" calcext:value-type="float">
            <text:p>92.946176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.048401" calcext:value-type="float">
            <text:p>2.048401</text:p>
          </table:table-cell>
          <table:table-cell office:value-type="float" office:value="104.481573" calcext:value-type="float">
            <text:p>104.481573</text:p>
          </table:table-cell>
          <table:table-cell office:value-type="float" office:value="93.315132" calcext:value-type="float">
            <text:p>93.315132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2.063739" calcext:value-type="float">
            <text:p>2.063739</text:p>
          </table:table-cell>
          <table:table-cell office:value-type="float" office:value="106.230691" calcext:value-type="float">
            <text:p>106.230691</text:p>
          </table:table-cell>
          <table:table-cell office:value-type="float" office:value="83.862429" calcext:value-type="float">
            <text:p>83.8624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004836" calcext:value-type="float">
            <text:p>2.004836</text:p>
          </table:table-cell>
          <table:table-cell office:value-type="float" office:value="106.140954" calcext:value-type="float">
            <text:p>106.140954</text:p>
          </table:table-cell>
          <table:table-cell office:value-type="float" office:value="103.3051" calcext:value-type="float">
            <text:p>103.3051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2.050219" calcext:value-type="float">
            <text:p>2.050219</text:p>
          </table:table-cell>
          <table:table-cell office:value-type="float" office:value="105.989522" calcext:value-type="float">
            <text:p>105.989522</text:p>
          </table:table-cell>
          <table:table-cell office:value-type="float" office:value="106.010575" calcext:value-type="float">
            <text:p>106.010575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.010153" calcext:value-type="float">
            <text:p>2.010153</text:p>
          </table:table-cell>
          <table:table-cell office:value-type="float" office:value="100.700899" calcext:value-type="float">
            <text:p>100.700899</text:p>
          </table:table-cell>
          <table:table-cell office:value-type="float" office:value="100.421168" calcext:value-type="float">
            <text:p>100.421168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958822" calcext:value-type="float">
            <text:p>1.958822</text:p>
          </table:table-cell>
          <table:table-cell office:value-type="float" office:value="106.725115" calcext:value-type="float">
            <text:p>106.725115</text:p>
          </table:table-cell>
          <table:table-cell office:value-type="float" office:value="93.939692" calcext:value-type="float">
            <text:p>93.939692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.121018" calcext:value-type="float">
            <text:p>2.121018</text:p>
          </table:table-cell>
          <table:table-cell office:value-type="float" office:value="101.824117" calcext:value-type="float">
            <text:p>101.824117</text:p>
          </table:table-cell>
          <table:table-cell office:value-type="float" office:value="100.181105" calcext:value-type="float">
            <text:p>100.181105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98875" calcext:value-type="float">
            <text:p>1.98875</text:p>
          </table:table-cell>
          <table:table-cell office:value-type="float" office:value="105.677958" calcext:value-type="float">
            <text:p>105.677958</text:p>
          </table:table-cell>
          <table:table-cell office:value-type="float" office:value="90.025513" calcext:value-type="float">
            <text:p>90.025513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.040509" calcext:value-type="float">
            <text:p>2.040509</text:p>
          </table:table-cell>
          <table:table-cell office:value-type="float" office:value="103.472923" calcext:value-type="float">
            <text:p>103.472923</text:p>
          </table:table-cell>
          <table:table-cell office:value-type="float" office:value="85.853046" calcext:value-type="float">
            <text:p>85.853046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2.053924" calcext:value-type="float">
            <text:p>2.053924</text:p>
          </table:table-cell>
          <table:table-cell office:value-type="float" office:value="105.492896" calcext:value-type="float">
            <text:p>105.492896</text:p>
          </table:table-cell>
          <table:table-cell office:value-type="float" office:value="97.380286" calcext:value-type="float">
            <text:p>97.380286</text:p>
          </table:table-cell>
          <table:table-cell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.018199" calcext:value-type="float">
            <text:p>2.018199</text:p>
          </table:table-cell>
          <table:table-cell office:value-type="float" office:value="108.449713" calcext:value-type="float">
            <text:p>108.449713</text:p>
          </table:table-cell>
          <table:table-cell office:value-type="float" office:value="87.595674" calcext:value-type="float">
            <text:p>87.595674</text:p>
          </table:table-cell>
          <table:table-cell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2.056465" calcext:value-type="float">
            <text:p>2.056465</text:p>
          </table:table-cell>
          <table:table-cell office:value-type="float" office:value="100.574969" calcext:value-type="float">
            <text:p>100.574969</text:p>
          </table:table-cell>
          <table:table-cell office:value-type="float" office:value="88.555593" calcext:value-type="float">
            <text:p>88.55559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983079" calcext:value-type="float">
            <text:p>1.983079</text:p>
          </table:table-cell>
          <table:table-cell office:value-type="float" office:value="97.728487" calcext:value-type="float">
            <text:p>97.728487</text:p>
          </table:table-cell>
          <table:table-cell office:value-type="float" office:value="91.002365" calcext:value-type="float">
            <text:p>91.002365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2.083524" calcext:value-type="float">
            <text:p>2.083524</text:p>
          </table:table-cell>
          <table:table-cell office:value-type="float" office:value="100.364601" calcext:value-type="float">
            <text:p>100.364601</text:p>
          </table:table-cell>
          <table:table-cell office:value-type="float" office:value="89.214436" calcext:value-type="float">
            <text:p>89.214436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944103" calcext:value-type="float">
            <text:p>1.944103</text:p>
          </table:table-cell>
          <table:table-cell office:value-type="float" office:value="100.318842" calcext:value-type="float">
            <text:p>100.318842</text:p>
          </table:table-cell>
          <table:table-cell office:value-type="float" office:value="81.697352" calcext:value-type="float">
            <text:p>81.697352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149739" calcext:value-type="float">
            <text:p>2.149739</text:p>
          </table:table-cell>
          <table:table-cell office:value-type="float" office:value="105.808364" calcext:value-type="float">
            <text:p>105.808364</text:p>
          </table:table-cell>
          <table:table-cell office:value-type="float" office:value="87.647249" calcext:value-type="float">
            <text:p>87.647249</text:p>
          </table:table-cell>
          <table:table-cell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956315" calcext:value-type="float">
            <text:p>1.956315</text:p>
          </table:table-cell>
          <table:table-cell office:value-type="float" office:value="108.46277" calcext:value-type="float">
            <text:p>108.46277</text:p>
          </table:table-cell>
          <table:table-cell office:value-type="float" office:value="99.3612" calcext:value-type="float">
            <text:p>99.3612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2.060627" calcext:value-type="float">
            <text:p>2.060627</text:p>
          </table:table-cell>
          <table:table-cell office:value-type="float" office:value="102.854675" calcext:value-type="float">
            <text:p>102.854675</text:p>
          </table:table-cell>
          <table:table-cell office:value-type="float" office:value="91.030034" calcext:value-type="float">
            <text:p>91.030034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.049081" calcext:value-type="float">
            <text:p>2.049081</text:p>
          </table:table-cell>
          <table:table-cell office:value-type="float" office:value="109.505326" calcext:value-type="float">
            <text:p>109.505326</text:p>
          </table:table-cell>
          <table:table-cell office:value-type="float" office:value="96.314455" calcext:value-type="float">
            <text:p>96.314455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2.012575" calcext:value-type="float">
            <text:p>2.012575</text:p>
          </table:table-cell>
          <table:table-cell office:value-type="float" office:value="104.203376" calcext:value-type="float">
            <text:p>104.203376</text:p>
          </table:table-cell>
          <table:table-cell office:value-type="float" office:value="91.666727" calcext:value-type="float">
            <text:p>91.666727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" calcext:value-type="float">
            <text:p>2</text:p>
          </table:table-cell>
          <table:table-cell office:value-type="float" office:value="99.896278" calcext:value-type="float">
            <text:p>99.896278</text:p>
          </table:table-cell>
          <table:table-cell office:value-type="float" office:value="95.363042" calcext:value-type="float">
            <text:p>95.363042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2.038209" calcext:value-type="float">
            <text:p>2.038209</text:p>
          </table:table-cell>
          <table:table-cell office:value-type="float" office:value="98.223532" calcext:value-type="float">
            <text:p>98.223532</text:p>
          </table:table-cell>
          <table:table-cell office:value-type="float" office:value="92.216681" calcext:value-type="float">
            <text:p>92.21668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062114" calcext:value-type="float">
            <text:p>2.062114</text:p>
          </table:table-cell>
          <table:table-cell office:value-type="float" office:value="99.211309" calcext:value-type="float">
            <text:p>99.211309</text:p>
          </table:table-cell>
          <table:table-cell office:value-type="float" office:value="85.602814" calcext:value-type="float">
            <text:p>85.602814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983481" calcext:value-type="float">
            <text:p>1.983481</text:p>
          </table:table-cell>
          <table:table-cell office:value-type="float" office:value="105.400033" calcext:value-type="float">
            <text:p>105.400033</text:p>
          </table:table-cell>
          <table:table-cell office:value-type="float" office:value="92.89446" calcext:value-type="float">
            <text:p>92.89446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.06898" calcext:value-type="float">
            <text:p>2.06898</text:p>
          </table:table-cell>
          <table:table-cell office:value-type="float" office:value="107.440185" calcext:value-type="float">
            <text:p>107.440185</text:p>
          </table:table-cell>
          <table:table-cell office:value-type="float" office:value="101.732318" calcext:value-type="float">
            <text:p>101.732318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2.036964" calcext:value-type="float">
            <text:p>2.036964</text:p>
          </table:table-cell>
          <table:table-cell office:value-type="float" office:value="108.904894" calcext:value-type="float">
            <text:p>108.904894</text:p>
          </table:table-cell>
          <table:table-cell office:value-type="float" office:value="88.786517" calcext:value-type="float">
            <text:p>88.786517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999849" calcext:value-type="float">
            <text:p>1.999849</text:p>
          </table:table-cell>
          <table:table-cell office:value-type="float" office:value="102.802968" calcext:value-type="float">
            <text:p>102.802968</text:p>
          </table:table-cell>
          <table:table-cell office:value-type="float" office:value="91.113463" calcext:value-type="float">
            <text:p>91.113463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2.027367" calcext:value-type="float">
            <text:p>2.027367</text:p>
          </table:table-cell>
          <table:table-cell office:value-type="float" office:value="99.202902" calcext:value-type="float">
            <text:p>99.202902</text:p>
          </table:table-cell>
          <table:table-cell office:value-type="float" office:value="100.326313" calcext:value-type="float">
            <text:p>100.326313</text:p>
          </table:table-cell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.051314" calcext:value-type="float">
            <text:p>2.051314</text:p>
          </table:table-cell>
          <table:table-cell office:value-type="float" office:value="103.881011" calcext:value-type="float">
            <text:p>103.881011</text:p>
          </table:table-cell>
          <table:table-cell office:value-type="float" office:value="88.475849" calcext:value-type="float">
            <text:p>88.475849</text:p>
          </table:table-cell>
          <table:table-cell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2.05264" calcext:value-type="float">
            <text:p>2.05264</text:p>
          </table:table-cell>
          <table:table-cell office:value-type="float" office:value="107.821631" calcext:value-type="float">
            <text:p>107.821631</text:p>
          </table:table-cell>
          <table:table-cell office:value-type="float" office:value="85.630992" calcext:value-type="float">
            <text:p>85.630992</text:p>
          </table:table-cell>
          <table:table-cell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.003429" calcext:value-type="float">
            <text:p>2.003429</text:p>
          </table:table-cell>
          <table:table-cell office:value-type="float" office:value="104.265436" calcext:value-type="float">
            <text:p>104.265436</text:p>
          </table:table-cell>
          <table:table-cell office:value-type="float" office:value="87.139517" calcext:value-type="float">
            <text:p>87.139517</text:p>
          </table:table-cell>
          <table:table-cell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2.094771" calcext:value-type="float">
            <text:p>2.094771</text:p>
          </table:table-cell>
          <table:table-cell office:value-type="float" office:value="106.683948" calcext:value-type="float">
            <text:p>106.683948</text:p>
          </table:table-cell>
          <table:table-cell office:value-type="float" office:value="84.814351" calcext:value-type="float">
            <text:p>84.81435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77196" calcext:value-type="float">
            <text:p>1.977196</text:p>
          </table:table-cell>
          <table:table-cell office:value-type="float" office:value="106.543419" calcext:value-type="float">
            <text:p>106.543419</text:p>
          </table:table-cell>
          <table:table-cell office:value-type="float" office:value="67.744733" calcext:value-type="float">
            <text:p>67.744733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2.032863" calcext:value-type="float">
            <text:p>2.032863</text:p>
          </table:table-cell>
          <table:table-cell office:value-type="float" office:value="103.237789" calcext:value-type="float">
            <text:p>103.237789</text:p>
          </table:table-cell>
          <table:table-cell office:value-type="float" office:value="84.787762" calcext:value-type="float">
            <text:p>84.787762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.02846" calcext:value-type="float">
            <text:p>2.02846</text:p>
          </table:table-cell>
          <table:table-cell office:value-type="float" office:value="106.814075" calcext:value-type="float">
            <text:p>106.814075</text:p>
          </table:table-cell>
          <table:table-cell office:value-type="float" office:value="92.529595" calcext:value-type="float">
            <text:p>92.529595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2.003077" calcext:value-type="float">
            <text:p>2.003077</text:p>
          </table:table-cell>
          <table:table-cell office:value-type="float" office:value="105.678667" calcext:value-type="float">
            <text:p>105.678667</text:p>
          </table:table-cell>
          <table:table-cell office:value-type="float" office:value="95.374641" calcext:value-type="float">
            <text:p>95.374641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.124501" calcext:value-type="float">
            <text:p>2.124501</text:p>
          </table:table-cell>
          <table:table-cell office:value-type="float" office:value="100.877205" calcext:value-type="float">
            <text:p>100.877205</text:p>
          </table:table-cell>
          <table:table-cell office:value-type="float" office:value="100.235646" calcext:value-type="float">
            <text:p>100.235646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.979905" calcext:value-type="float">
            <text:p>1.979905</text:p>
          </table:table-cell>
          <table:table-cell office:value-type="float" office:value="104.823769" calcext:value-type="float">
            <text:p>104.823769</text:p>
          </table:table-cell>
          <table:table-cell office:value-type="float" office:value="87.103299" calcext:value-type="float">
            <text:p>87.103299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.991419" calcext:value-type="float">
            <text:p>1.991419</text:p>
          </table:table-cell>
          <table:table-cell office:value-type="float" office:value="103.189485" calcext:value-type="float">
            <text:p>103.189485</text:p>
          </table:table-cell>
          <table:table-cell office:value-type="float" office:value="83.546029" calcext:value-type="float">
            <text:p>83.546029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053514" calcext:value-type="float">
            <text:p>2.053514</text:p>
          </table:table-cell>
          <table:table-cell office:value-type="float" office:value="108.205816" calcext:value-type="float">
            <text:p>108.205816</text:p>
          </table:table-cell>
          <table:table-cell office:value-type="float" office:value="104.444765" calcext:value-type="float">
            <text:p>104.444765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053285" calcext:value-type="float">
            <text:p>2.053285</text:p>
          </table:table-cell>
          <table:table-cell office:value-type="float" office:value="110.693709" calcext:value-type="float">
            <text:p>110.693709</text:p>
          </table:table-cell>
          <table:table-cell office:value-type="float" office:value="79.740736" calcext:value-type="float">
            <text:p>79.740736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1.971731" calcext:value-type="float">
            <text:p>1.971731</text:p>
          </table:table-cell>
          <table:table-cell office:value-type="float" office:value="105.955103" calcext:value-type="float">
            <text:p>105.955103</text:p>
          </table:table-cell>
          <table:table-cell office:value-type="float" office:value="87.800091" calcext:value-type="float">
            <text:p>87.8000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057347" calcext:value-type="float">
            <text:p>2.057347</text:p>
          </table:table-cell>
          <table:table-cell office:value-type="float" office:value="99.427129" calcext:value-type="float">
            <text:p>99.427129</text:p>
          </table:table-cell>
          <table:table-cell office:value-type="float" office:value="95.505533" calcext:value-type="float">
            <text:p>95.505533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.979282" calcext:value-type="float">
            <text:p>1.979282</text:p>
          </table:table-cell>
          <table:table-cell office:value-type="float" office:value="101.412535" calcext:value-type="float">
            <text:p>101.412535</text:p>
          </table:table-cell>
          <table:table-cell office:value-type="float" office:value="87.325345" calcext:value-type="float">
            <text:p>87.325345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05195" calcext:value-type="float">
            <text:p>2.05195</text:p>
          </table:table-cell>
          <table:table-cell office:value-type="float" office:value="100.067106" calcext:value-type="float">
            <text:p>100.067106</text:p>
          </table:table-cell>
          <table:table-cell office:value-type="float" office:value="88.040299" calcext:value-type="float">
            <text:p>88.040299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.98035" calcext:value-type="float">
            <text:p>1.98035</text:p>
          </table:table-cell>
          <table:table-cell office:value-type="float" office:value="105.944319" calcext:value-type="float">
            <text:p>105.944319</text:p>
          </table:table-cell>
          <table:table-cell office:value-type="float" office:value="87.626086" calcext:value-type="float">
            <text:p>87.626086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041855" calcext:value-type="float">
            <text:p>2.041855</text:p>
          </table:table-cell>
          <table:table-cell office:value-type="float" office:value="108.083103" calcext:value-type="float">
            <text:p>108.083103</text:p>
          </table:table-cell>
          <table:table-cell office:value-type="float" office:value="101.277503" calcext:value-type="float">
            <text:p>101.277503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.997584" calcext:value-type="float">
            <text:p>1.997584</text:p>
          </table:table-cell>
          <table:table-cell office:value-type="float" office:value="106.459681" calcext:value-type="float">
            <text:p>106.459681</text:p>
          </table:table-cell>
          <table:table-cell office:value-type="float" office:value="80.709092" calcext:value-type="float">
            <text:p>80.709092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04992" calcext:value-type="float">
            <text:p>2.04992</text:p>
          </table:table-cell>
          <table:table-cell office:value-type="float" office:value="104.727592" calcext:value-type="float">
            <text:p>104.727592</text:p>
          </table:table-cell>
          <table:table-cell office:value-type="float" office:value="97.080375" calcext:value-type="float">
            <text:p>97.080375</text:p>
          </table:table-cell>
          <table:table-cell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008726" calcext:value-type="float">
            <text:p>2.008726</text:p>
          </table:table-cell>
          <table:table-cell office:value-type="float" office:value="98.596868" calcext:value-type="float">
            <text:p>98.596868</text:p>
          </table:table-cell>
          <table:table-cell office:value-type="float" office:value="85.194734" calcext:value-type="float">
            <text:p>85.194734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011833" calcext:value-type="float">
            <text:p>2.011833</text:p>
          </table:table-cell>
          <table:table-cell office:value-type="float" office:value="101.442023" calcext:value-type="float">
            <text:p>101.442023</text:p>
          </table:table-cell>
          <table:table-cell office:value-type="float" office:value="92.657406" calcext:value-type="float">
            <text:p>92.657406</text:p>
          </table:table-cell>
          <table:table-cell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042188" calcext:value-type="float">
            <text:p>2.042188</text:p>
          </table:table-cell>
          <table:table-cell office:value-type="float" office:value="100.478379" calcext:value-type="float">
            <text:p>100.478379</text:p>
          </table:table-cell>
          <table:table-cell office:value-type="float" office:value="109.880915" calcext:value-type="float">
            <text:p>109.88091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002167" calcext:value-type="float">
            <text:p>2.002167</text:p>
          </table:table-cell>
          <table:table-cell office:value-type="float" office:value="104.096373" calcext:value-type="float">
            <text:p>104.096373</text:p>
          </table:table-cell>
          <table:table-cell office:value-type="float" office:value="91.464906" calcext:value-type="float">
            <text:p>91.464906</text:p>
          </table:table-cell>
          <table:table-cell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066099" calcext:value-type="float">
            <text:p>2.066099</text:p>
          </table:table-cell>
          <table:table-cell office:value-type="float" office:value="103.275028" calcext:value-type="float">
            <text:p>103.275028</text:p>
          </table:table-cell>
          <table:table-cell office:value-type="float" office:value="88.703384" calcext:value-type="float">
            <text:p>88.703384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009663" calcext:value-type="float">
            <text:p>2.009663</text:p>
          </table:table-cell>
          <table:table-cell office:value-type="float" office:value="111.967958" calcext:value-type="float">
            <text:p>111.967958</text:p>
          </table:table-cell>
          <table:table-cell office:value-type="float" office:value="103.282024" calcext:value-type="float">
            <text:p>103.282024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055089" calcext:value-type="float">
            <text:p>2.055089</text:p>
          </table:table-cell>
          <table:table-cell office:value-type="float" office:value="103.909072" calcext:value-type="float">
            <text:p>103.909072</text:p>
          </table:table-cell>
          <table:table-cell office:value-type="float" office:value="84.9979" calcext:value-type="float">
            <text:p>84.9979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.962343" calcext:value-type="float">
            <text:p>1.962343</text:p>
          </table:table-cell>
          <table:table-cell office:value-type="float" office:value="100.278861" calcext:value-type="float">
            <text:p>100.278861</text:p>
          </table:table-cell>
          <table:table-cell office:value-type="float" office:value="96.437115" calcext:value-type="float">
            <text:p>96.437115</text:p>
          </table:table-cell>
          <table:table-cell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.068454" calcext:value-type="float">
            <text:p>2.068454</text:p>
          </table:table-cell>
          <table:table-cell office:value-type="float" office:value="101.782485" calcext:value-type="float">
            <text:p>101.782485</text:p>
          </table:table-cell>
          <table:table-cell office:value-type="float" office:value="106.588221" calcext:value-type="float">
            <text:p>106.588221</text:p>
          </table:table-cell>
          <table:table-cell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.018707" calcext:value-type="float">
            <text:p>2.018707</text:p>
          </table:table-cell>
          <table:table-cell office:value-type="float" office:value="102.022549" calcext:value-type="float">
            <text:p>102.022549</text:p>
          </table:table-cell>
          <table:table-cell office:value-type="float" office:value="88.649807" calcext:value-type="float">
            <text:p>88.649807</text:p>
          </table:table-cell>
          <table:table-cell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.041291" calcext:value-type="float">
            <text:p>2.041291</text:p>
          </table:table-cell>
          <table:table-cell office:value-type="float" office:value="100.505343" calcext:value-type="float">
            <text:p>100.505343</text:p>
          </table:table-cell>
          <table:table-cell office:value-type="float" office:value="92.041236" calcext:value-type="float">
            <text:p>92.041236</text:p>
          </table:table-cell>
          <table:table-cell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989264" calcext:value-type="float">
            <text:p>1.989264</text:p>
          </table:table-cell>
          <table:table-cell office:value-type="float" office:value="99.299211" calcext:value-type="float">
            <text:p>99.299211</text:p>
          </table:table-cell>
          <table:table-cell office:value-type="float" office:value="96.164576" calcext:value-type="float">
            <text:p>96.164576</text:p>
          </table:table-cell>
          <table:table-cell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.016038" calcext:value-type="float">
            <text:p>2.016038</text:p>
          </table:table-cell>
          <table:table-cell office:value-type="float" office:value="100.786066" calcext:value-type="float">
            <text:p>100.786066</text:p>
          </table:table-cell>
          <table:table-cell office:value-type="float" office:value="87.303477" calcext:value-type="float">
            <text:p>87.3034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091141" calcext:value-type="float">
            <text:p>2.091141</text:p>
          </table:table-cell>
          <table:table-cell office:value-type="float" office:value="102.224186" calcext:value-type="float">
            <text:p>102.224186</text:p>
          </table:table-cell>
          <table:table-cell office:value-type="float" office:value="94.301955" calcext:value-type="float">
            <text:p>94.301955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986036" calcext:value-type="float">
            <text:p>1.986036</text:p>
          </table:table-cell>
          <table:table-cell office:value-type="float" office:value="108.080252" calcext:value-type="float">
            <text:p>108.080252</text:p>
          </table:table-cell>
          <table:table-cell office:value-type="float" office:value="95.428111" calcext:value-type="float">
            <text:p>95.428111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935635" calcext:value-type="float">
            <text:p>1.935635</text:p>
          </table:table-cell>
          <table:table-cell office:value-type="float" office:value="103.27628" calcext:value-type="float">
            <text:p>103.27628</text:p>
          </table:table-cell>
          <table:table-cell office:value-type="float" office:value="84.286187" calcext:value-type="float">
            <text:p>84.286187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2.090143" calcext:value-type="float">
            <text:p>2.090143</text:p>
          </table:table-cell>
          <table:table-cell office:value-type="float" office:value="101.182383" calcext:value-type="float">
            <text:p>101.182383</text:p>
          </table:table-cell>
          <table:table-cell office:value-type="float" office:value="89.221449" calcext:value-type="float">
            <text:p>89.221449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954081" calcext:value-type="float">
            <text:p>1.954081</text:p>
          </table:table-cell>
          <table:table-cell office:value-type="float" office:value="104.849392" calcext:value-type="float">
            <text:p>104.849392</text:p>
          </table:table-cell>
          <table:table-cell office:value-type="float" office:value="93.360942" calcext:value-type="float">
            <text:p>93.360942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.107876" calcext:value-type="float">
            <text:p>2.107876</text:p>
          </table:table-cell>
          <table:table-cell office:value-type="float" office:value="98.155445" calcext:value-type="float">
            <text:p>98.155445</text:p>
          </table:table-cell>
          <table:table-cell office:value-type="float" office:value="83.559424" calcext:value-type="float">
            <text:p>83.559424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972868" calcext:value-type="float">
            <text:p>1.972868</text:p>
          </table:table-cell>
          <table:table-cell office:value-type="float" office:value="101.399824" calcext:value-type="float">
            <text:p>101.399824</text:p>
          </table:table-cell>
          <table:table-cell office:value-type="float" office:value="97.705578" calcext:value-type="float">
            <text:p>97.705578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2.03745" calcext:value-type="float">
            <text:p>2.03745</text:p>
          </table:table-cell>
          <table:table-cell office:value-type="float" office:value="102.883476" calcext:value-type="float">
            <text:p>102.883476</text:p>
          </table:table-cell>
          <table:table-cell office:value-type="float" office:value="86.533637" calcext:value-type="float">
            <text:p>86.533637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.017639" calcext:value-type="float">
            <text:p>2.017639</text:p>
          </table:table-cell>
          <table:table-cell office:value-type="float" office:value="108.137619" calcext:value-type="float">
            <text:p>108.137619</text:p>
          </table:table-cell>
          <table:table-cell office:value-type="float" office:value="90.92396" calcext:value-type="float">
            <text:p>90.92396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2.070225" calcext:value-type="float">
            <text:p>2.070225</text:p>
          </table:table-cell>
          <table:table-cell office:value-type="float" office:value="107.235668" calcext:value-type="float">
            <text:p>107.235668</text:p>
          </table:table-cell>
          <table:table-cell office:value-type="float" office:value="85.923906" calcext:value-type="float">
            <text:p>85.92390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969611" calcext:value-type="float">
            <text:p>1.969611</text:p>
          </table:table-cell>
          <table:table-cell office:value-type="float" office:value="107.894097" calcext:value-type="float">
            <text:p>107.894097</text:p>
          </table:table-cell>
          <table:table-cell office:value-type="float" office:value="86.931295" calcext:value-type="float">
            <text:p>86.931295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2.052997" calcext:value-type="float">
            <text:p>2.052997</text:p>
          </table:table-cell>
          <table:table-cell office:value-type="float" office:value="108.756992" calcext:value-type="float">
            <text:p>108.756992</text:p>
          </table:table-cell>
          <table:table-cell office:value-type="float" office:value="98.138941" calcext:value-type="float">
            <text:p>98.138941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.023061" calcext:value-type="float">
            <text:p>2.023061</text:p>
          </table:table-cell>
          <table:table-cell office:value-type="float" office:value="106.738994" calcext:value-type="float">
            <text:p>106.738994</text:p>
          </table:table-cell>
          <table:table-cell office:value-type="float" office:value="95.404209" calcext:value-type="float">
            <text:p>95.404209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1.970003" calcext:value-type="float">
            <text:p>1.970003</text:p>
          </table:table-cell>
          <table:table-cell office:value-type="float" office:value="101.86913" calcext:value-type="float">
            <text:p>101.86913</text:p>
          </table:table-cell>
          <table:table-cell office:value-type="float" office:value="98.671767" calcext:value-type="float">
            <text:p>98.671767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.125314" calcext:value-type="float">
            <text:p>2.125314</text:p>
          </table:table-cell>
          <table:table-cell office:value-type="float" office:value="101.9681" calcext:value-type="float">
            <text:p>101.9681</text:p>
          </table:table-cell>
          <table:table-cell office:value-type="float" office:value="92.183924" calcext:value-type="float">
            <text:p>92.183924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.952282" calcext:value-type="float">
            <text:p>1.952282</text:p>
          </table:table-cell>
          <table:table-cell office:value-type="float" office:value="103.24315" calcext:value-type="float">
            <text:p>103.24315</text:p>
          </table:table-cell>
          <table:table-cell office:value-type="float" office:value="94.205748" calcext:value-type="float">
            <text:p>94.205748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.053313" calcext:value-type="float">
            <text:p>2.053313</text:p>
          </table:table-cell>
          <table:table-cell office:value-type="float" office:value="104.010394" calcext:value-type="float">
            <text:p>104.010394</text:p>
          </table:table-cell>
          <table:table-cell office:value-type="float" office:value="96.534774" calcext:value-type="float">
            <text:p>96.534774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2.049422" calcext:value-type="float">
            <text:p>2.049422</text:p>
          </table:table-cell>
          <table:table-cell office:value-type="float" office:value="108.211973" calcext:value-type="float">
            <text:p>108.211973</text:p>
          </table:table-cell>
          <table:table-cell office:value-type="float" office:value="96.598241" calcext:value-type="float">
            <text:p>96.598241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.034485" calcext:value-type="float">
            <text:p>2.034485</text:p>
          </table:table-cell>
          <table:table-cell office:value-type="float" office:value="102.104765" calcext:value-type="float">
            <text:p>102.104765</text:p>
          </table:table-cell>
          <table:table-cell office:value-type="float" office:value="88.712398" calcext:value-type="float">
            <text:p>88.712398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2.028475" calcext:value-type="float">
            <text:p>2.028475</text:p>
          </table:table-cell>
          <table:table-cell office:value-type="float" office:value="102.658628" calcext:value-type="float">
            <text:p>102.658628</text:p>
          </table:table-cell>
          <table:table-cell office:value-type="float" office:value="85.666415" calcext:value-type="float">
            <text:p>85.66641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16385" calcext:value-type="float">
            <text:p>2.016385</text:p>
          </table:table-cell>
          <table:table-cell office:value-type="float" office:value="102.06383" calcext:value-type="float">
            <text:p>102.06383</text:p>
          </table:table-cell>
          <table:table-cell office:value-type="float" office:value="81.502648" calcext:value-type="float">
            <text:p>81.502648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.006737" calcext:value-type="float">
            <text:p>2.006737</text:p>
          </table:table-cell>
          <table:table-cell office:value-type="float" office:value="102.212851" calcext:value-type="float">
            <text:p>102.212851</text:p>
          </table:table-cell>
          <table:table-cell office:value-type="float" office:value="92.579104" calcext:value-type="float">
            <text:p>92.579104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.121542" calcext:value-type="float">
            <text:p>2.121542</text:p>
          </table:table-cell>
          <table:table-cell office:value-type="float" office:value="101.625967" calcext:value-type="float">
            <text:p>101.625967</text:p>
          </table:table-cell>
          <table:table-cell office:value-type="float" office:value="87.197747" calcext:value-type="float">
            <text:p>87.197747</text:p>
          </table:table-cell>
          <table:table-cell/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1.961819" calcext:value-type="float">
            <text:p>1.961819</text:p>
          </table:table-cell>
          <table:table-cell office:value-type="float" office:value="100.298702" calcext:value-type="float">
            <text:p>100.298702</text:p>
          </table:table-cell>
          <table:table-cell office:value-type="float" office:value="86.465932" calcext:value-type="float">
            <text:p>86.465932</text:p>
          </table:table-cell>
          <table:table-cell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.048891" calcext:value-type="float">
            <text:p>2.048891</text:p>
          </table:table-cell>
          <table:table-cell office:value-type="float" office:value="102.217524" calcext:value-type="float">
            <text:p>102.217524</text:p>
          </table:table-cell>
          <table:table-cell office:value-type="float" office:value="76.793024" calcext:value-type="float">
            <text:p>76.793024</text:p>
          </table:table-cell>
          <table:table-cell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2.043891" calcext:value-type="float">
            <text:p>2.043891</text:p>
          </table:table-cell>
          <table:table-cell office:value-type="float" office:value="101.642141" calcext:value-type="float">
            <text:p>101.642141</text:p>
          </table:table-cell>
          <table:table-cell office:value-type="float" office:value="89.811604" calcext:value-type="float">
            <text:p>89.811604</text:p>
          </table:table-cell>
          <table:table-cell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.974331" calcext:value-type="float">
            <text:p>1.974331</text:p>
          </table:table-cell>
          <table:table-cell office:value-type="float" office:value="102.440723" calcext:value-type="float">
            <text:p>102.440723</text:p>
          </table:table-cell>
          <table:table-cell office:value-type="float" office:value="84.742699" calcext:value-type="float">
            <text:p>84.742699</text:p>
          </table:table-cell>
          <table:table-cell/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2.016202" calcext:value-type="float">
            <text:p>2.016202</text:p>
          </table:table-cell>
          <table:table-cell office:value-type="float" office:value="104.514922" calcext:value-type="float">
            <text:p>104.514922</text:p>
          </table:table-cell>
          <table:table-cell office:value-type="float" office:value="94.412122" calcext:value-type="float">
            <text:p>94.412122</text:p>
          </table:table-cell>
          <table:table-cell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.093186" calcext:value-type="float">
            <text:p>2.093186</text:p>
          </table:table-cell>
          <table:table-cell office:value-type="float" office:value="103.569605" calcext:value-type="float">
            <text:p>103.569605</text:p>
          </table:table-cell>
          <table:table-cell office:value-type="float" office:value="91.130157" calcext:value-type="float">
            <text:p>91.130157</text:p>
          </table:table-cell>
          <table:table-cell/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1.954706" calcext:value-type="float">
            <text:p>1.954706</text:p>
          </table:table-cell>
          <table:table-cell office:value-type="float" office:value="101.779238" calcext:value-type="float">
            <text:p>101.779238</text:p>
          </table:table-cell>
          <table:table-cell office:value-type="float" office:value="77.195204" calcext:value-type="float">
            <text:p>77.1952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002091" calcext:value-type="float">
            <text:p>2.002091</text:p>
          </table:table-cell>
          <table:table-cell office:value-type="float" office:value="103.079726" calcext:value-type="float">
            <text:p>103.079726</text:p>
          </table:table-cell>
          <table:table-cell office:value-type="float" office:value="83.66505" calcext:value-type="float">
            <text:p>83.66505</text:p>
          </table:table-cell>
          <table:table-cell/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2.043596" calcext:value-type="float">
            <text:p>2.043596</text:p>
          </table:table-cell>
          <table:table-cell office:value-type="float" office:value="98.393066" calcext:value-type="float">
            <text:p>98.393066</text:p>
          </table:table-cell>
          <table:table-cell office:value-type="float" office:value="90.259664" calcext:value-type="float">
            <text:p>90.259664</text:p>
          </table:table-cell>
          <table:table-cell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.988442" calcext:value-type="float">
            <text:p>1.988442</text:p>
          </table:table-cell>
          <table:table-cell office:value-type="float" office:value="98.801971" calcext:value-type="float">
            <text:p>98.801971</text:p>
          </table:table-cell>
          <table:table-cell office:value-type="float" office:value="99.176341" calcext:value-type="float">
            <text:p>99.176341</text:p>
          </table:table-cell>
          <table:table-cell/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1.990171" calcext:value-type="float">
            <text:p>1.990171</text:p>
          </table:table-cell>
          <table:table-cell office:value-type="float" office:value="105.935646" calcext:value-type="float">
            <text:p>105.935646</text:p>
          </table:table-cell>
          <table:table-cell office:value-type="float" office:value="77.084176" calcext:value-type="float">
            <text:p>77.084176</text:p>
          </table:table-cell>
          <table:table-cell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.066146" calcext:value-type="float">
            <text:p>2.066146</text:p>
          </table:table-cell>
          <table:table-cell office:value-type="float" office:value="97.579451" calcext:value-type="float">
            <text:p>97.579451</text:p>
          </table:table-cell>
          <table:table-cell office:value-type="float" office:value="82.828437" calcext:value-type="float">
            <text:p>82.828437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2.047095" calcext:value-type="float">
            <text:p>2.047095</text:p>
          </table:table-cell>
          <table:table-cell office:value-type="float" office:value="100.333978" calcext:value-type="float">
            <text:p>100.333978</text:p>
          </table:table-cell>
          <table:table-cell office:value-type="float" office:value="99.341158" calcext:value-type="float">
            <text:p>99.341158</text:p>
          </table:table-cell>
          <table:table-cell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.027881" calcext:value-type="float">
            <text:p>2.027881</text:p>
          </table:table-cell>
          <table:table-cell office:value-type="float" office:value="99.238429" calcext:value-type="float">
            <text:p>99.238429</text:p>
          </table:table-cell>
          <table:table-cell office:value-type="float" office:value="83.121384" calcext:value-type="float">
            <text:p>83.121384</text:p>
          </table:table-cell>
          <table:table-cell/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1.970262" calcext:value-type="float">
            <text:p>1.970262</text:p>
          </table:table-cell>
          <table:table-cell office:value-type="float" office:value="100.8164" calcext:value-type="float">
            <text:p>100.8164</text:p>
          </table:table-cell>
          <table:table-cell office:value-type="float" office:value="82.588978" calcext:value-type="float">
            <text:p>82.588978</text:p>
          </table:table-cell>
          <table:table-cell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.063293" calcext:value-type="float">
            <text:p>2.063293</text:p>
          </table:table-cell>
          <table:table-cell office:value-type="float" office:value="103.681213" calcext:value-type="float">
            <text:p>103.681213</text:p>
          </table:table-cell>
          <table:table-cell office:value-type="float" office:value="85.91209" calcext:value-type="float">
            <text:p>85.91209</text:p>
          </table:table-cell>
          <table:table-cell/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2.057238" calcext:value-type="float">
            <text:p>2.057238</text:p>
          </table:table-cell>
          <table:table-cell office:value-type="float" office:value="110.040609" calcext:value-type="float">
            <text:p>110.040609</text:p>
          </table:table-cell>
          <table:table-cell office:value-type="float" office:value="70.460519" calcext:value-type="float">
            <text:p>70.4605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007019" calcext:value-type="float">
            <text:p>2.007019</text:p>
          </table:table-cell>
          <table:table-cell office:value-type="float" office:value="104.427717" calcext:value-type="float">
            <text:p>104.427717</text:p>
          </table:table-cell>
          <table:table-cell office:value-type="float" office:value="83.878856" calcext:value-type="float">
            <text:p>83.878856</text:p>
          </table:table-cell>
          <table:table-cell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2.06168" calcext:value-type="float">
            <text:p>2.06168</text:p>
          </table:table-cell>
          <table:table-cell office:value-type="float" office:value="95.747318" calcext:value-type="float">
            <text:p>95.747318</text:p>
          </table:table-cell>
          <table:table-cell office:value-type="float" office:value="86.807804" calcext:value-type="float">
            <text:p>86.807804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.012117" calcext:value-type="float">
            <text:p>2.012117</text:p>
          </table:table-cell>
          <table:table-cell office:value-type="float" office:value="97.443169" calcext:value-type="float">
            <text:p>97.443169</text:p>
          </table:table-cell>
          <table:table-cell office:value-type="float" office:value="89.966858" calcext:value-type="float">
            <text:p>89.966858</text:p>
          </table:table-cell>
          <table:table-cell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1.983807" calcext:value-type="float">
            <text:p>1.983807</text:p>
          </table:table-cell>
          <table:table-cell office:value-type="float" office:value="105.131605" calcext:value-type="float">
            <text:p>105.131605</text:p>
          </table:table-cell>
          <table:table-cell office:value-type="float" office:value="77.831606" calcext:value-type="float">
            <text:p>77.831606</text:p>
          </table:table-cell>
          <table:table-cell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.077511" calcext:value-type="float">
            <text:p>2.077511</text:p>
          </table:table-cell>
          <table:table-cell office:value-type="float" office:value="108.207584" calcext:value-type="float">
            <text:p>108.207584</text:p>
          </table:table-cell>
          <table:table-cell office:value-type="float" office:value="84.318442" calcext:value-type="float">
            <text:p>84.318442</text:p>
          </table:table-cell>
          <table:table-cell/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2.023692" calcext:value-type="float">
            <text:p>2.023692</text:p>
          </table:table-cell>
          <table:table-cell office:value-type="float" office:value="103.76832" calcext:value-type="float">
            <text:p>103.76832</text:p>
          </table:table-cell>
          <table:table-cell office:value-type="float" office:value="82.592782" calcext:value-type="float">
            <text:p>82.592782</text:p>
          </table:table-cell>
          <table:table-cell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.96877" calcext:value-type="float">
            <text:p>1.96877</text:p>
          </table:table-cell>
          <table:table-cell office:value-type="float" office:value="102.662398" calcext:value-type="float">
            <text:p>102.662398</text:p>
          </table:table-cell>
          <table:table-cell office:value-type="float" office:value="91.486648" calcext:value-type="float">
            <text:p>91.486648</text:p>
          </table:table-cell>
          <table:table-cell/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2.072296" calcext:value-type="float">
            <text:p>2.072296</text:p>
          </table:table-cell>
          <table:table-cell office:value-type="float" office:value="99.353155" calcext:value-type="float">
            <text:p>99.353155</text:p>
          </table:table-cell>
          <table:table-cell office:value-type="float" office:value="74.104011" calcext:value-type="float">
            <text:p>74.104011</text:p>
          </table:table-cell>
          <table:table-cell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.936917" calcext:value-type="float">
            <text:p>1.936917</text:p>
          </table:table-cell>
          <table:table-cell office:value-type="float" office:value="99.065498" calcext:value-type="float">
            <text:p>99.065498</text:p>
          </table:table-cell>
          <table:table-cell office:value-type="float" office:value="85.892677" calcext:value-type="float">
            <text:p>85.892677</text:p>
          </table:table-cell>
          <table:table-cell/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2.046435" calcext:value-type="float">
            <text:p>2.046435</text:p>
          </table:table-cell>
          <table:table-cell office:value-type="float" office:value="107.58247" calcext:value-type="float">
            <text:p>107.58247</text:p>
          </table:table-cell>
          <table:table-cell office:value-type="float" office:value="91.031927" calcext:value-type="float">
            <text:p>91.03192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91355" calcext:value-type="float">
            <text:p>2.091355</text:p>
          </table:table-cell>
          <table:table-cell office:value-type="float" office:value="102.785514" calcext:value-type="float">
            <text:p>102.785514</text:p>
          </table:table-cell>
          <table:table-cell office:value-type="float" office:value="112.443811" calcext:value-type="float">
            <text:p>112.443811</text:p>
          </table:table-cell>
          <table:table-cell/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1.974858" calcext:value-type="float">
            <text:p>1.974858</text:p>
          </table:table-cell>
          <table:table-cell office:value-type="float" office:value="103.29684" calcext:value-type="float">
            <text:p>103.29684</text:p>
          </table:table-cell>
          <table:table-cell office:value-type="float" office:value="95.508329" calcext:value-type="float">
            <text:p>95.508329</text:p>
          </table:table-cell>
          <table:table-cell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.081032" calcext:value-type="float">
            <text:p>2.081032</text:p>
          </table:table-cell>
          <table:table-cell office:value-type="float" office:value="108.17803" calcext:value-type="float">
            <text:p>108.17803</text:p>
          </table:table-cell>
          <table:table-cell office:value-type="float" office:value="79.311435" calcext:value-type="float">
            <text:p>79.311435</text:p>
          </table:table-cell>
          <table:table-cell/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1.98354" calcext:value-type="float">
            <text:p>1.98354</text:p>
          </table:table-cell>
          <table:table-cell office:value-type="float" office:value="98.526132" calcext:value-type="float">
            <text:p>98.526132</text:p>
          </table:table-cell>
          <table:table-cell office:value-type="float" office:value="93.506577" calcext:value-type="float">
            <text:p>93.506577</text:p>
          </table:table-cell>
          <table:table-cell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.996066" calcext:value-type="float">
            <text:p>1.996066</text:p>
          </table:table-cell>
          <table:table-cell office:value-type="float" office:value="97.043002" calcext:value-type="float">
            <text:p>97.043002</text:p>
          </table:table-cell>
          <table:table-cell office:value-type="float" office:value="78.830006" calcext:value-type="float">
            <text:p>78.830006</text:p>
          </table:table-cell>
          <table:table-cell/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1.973147" calcext:value-type="float">
            <text:p>1.973147</text:p>
          </table:table-cell>
          <table:table-cell office:value-type="float" office:value="99.838986" calcext:value-type="float">
            <text:p>99.838986</text:p>
          </table:table-cell>
          <table:table-cell office:value-type="float" office:value="65.675006" calcext:value-type="float">
            <text:p>65.675006</text:p>
          </table:table-cell>
          <table:table-cell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.075119" calcext:value-type="float">
            <text:p>2.075119</text:p>
          </table:table-cell>
          <table:table-cell office:value-type="float" office:value="97.946761" calcext:value-type="float">
            <text:p>97.946761</text:p>
          </table:table-cell>
          <table:table-cell office:value-type="float" office:value="92.775773" calcext:value-type="float">
            <text:p>92.775773</text:p>
          </table:table-cell>
          <table:table-cell/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1.986797" calcext:value-type="float">
            <text:p>1.986797</text:p>
          </table:table-cell>
          <table:table-cell office:value-type="float" office:value="103.724757" calcext:value-type="float">
            <text:p>103.724757</text:p>
          </table:table-cell>
          <table:table-cell office:value-type="float" office:value="84.835298" calcext:value-type="float">
            <text:p>84.835298</text:p>
          </table:table-cell>
          <table:table-cell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.059594" calcext:value-type="float">
            <text:p>2.059594</text:p>
          </table:table-cell>
          <table:table-cell office:value-type="float" office:value="103.968955" calcext:value-type="float">
            <text:p>103.968955</text:p>
          </table:table-cell>
          <table:table-cell office:value-type="float" office:value="87.989722" calcext:value-type="float">
            <text:p>87.989722</text:p>
          </table:table-cell>
          <table:table-cell/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2.009885" calcext:value-type="float">
            <text:p>2.009885</text:p>
          </table:table-cell>
          <table:table-cell office:value-type="float" office:value="101.974679" calcext:value-type="float">
            <text:p>101.974679</text:p>
          </table:table-cell>
          <table:table-cell office:value-type="float" office:value="80.130303" calcext:value-type="float">
            <text:p>80.1303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990092" calcext:value-type="float">
            <text:p>1.990092</text:p>
          </table:table-cell>
          <table:table-cell office:value-type="float" office:value="108.648587" calcext:value-type="float">
            <text:p>108.648587</text:p>
          </table:table-cell>
          <table:table-cell office:value-type="float" office:value="88.212861" calcext:value-type="float">
            <text:p>88.212861</text:p>
          </table:table-cell>
          <table:table-cell/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2.099085" calcext:value-type="float">
            <text:p>2.099085</text:p>
          </table:table-cell>
          <table:table-cell office:value-type="float" office:value="102.423688" calcext:value-type="float">
            <text:p>102.423688</text:p>
          </table:table-cell>
          <table:table-cell office:value-type="float" office:value="99.105873" calcext:value-type="float">
            <text:p>99.105873</text:p>
          </table:table-cell>
          <table:table-cell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.978523" calcext:value-type="float">
            <text:p>1.978523</text:p>
          </table:table-cell>
          <table:table-cell office:value-type="float" office:value="104.625923" calcext:value-type="float">
            <text:p>104.625923</text:p>
          </table:table-cell>
          <table:table-cell office:value-type="float" office:value="95.683479" calcext:value-type="float">
            <text:p>95.683479</text:p>
          </table:table-cell>
          <table:table-cell/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1.992793" calcext:value-type="float">
            <text:p>1.992793</text:p>
          </table:table-cell>
          <table:table-cell office:value-type="float" office:value="99.369727" calcext:value-type="float">
            <text:p>99.369727</text:p>
          </table:table-cell>
          <table:table-cell office:value-type="float" office:value="85.216977" calcext:value-type="float">
            <text:p>85.216977</text:p>
          </table:table-cell>
          <table:table-cell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.039119" calcext:value-type="float">
            <text:p>2.039119</text:p>
          </table:table-cell>
          <table:table-cell office:value-type="float" office:value="100.625402" calcext:value-type="float">
            <text:p>100.625402</text:p>
          </table:table-cell>
          <table:table-cell office:value-type="float" office:value="83.391461" calcext:value-type="float">
            <text:p>83.391461</text:p>
          </table:table-cell>
          <table:table-cell/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1.994615" calcext:value-type="float">
            <text:p>1.994615</text:p>
          </table:table-cell>
          <table:table-cell office:value-type="float" office:value="104.720817" calcext:value-type="float">
            <text:p>104.720817</text:p>
          </table:table-cell>
          <table:table-cell office:value-type="float" office:value="84.534995" calcext:value-type="float">
            <text:p>84.534995</text:p>
          </table:table-cell>
          <table:table-cell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.02476" calcext:value-type="float">
            <text:p>2.02476</text:p>
          </table:table-cell>
          <table:table-cell office:value-type="float" office:value="111.855663" calcext:value-type="float">
            <text:p>111.855663</text:p>
          </table:table-cell>
          <table:table-cell office:value-type="float" office:value="84.286878" calcext:value-type="float">
            <text:p>84.286878</text:p>
          </table:table-cell>
          <table:table-cell/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2.10346" calcext:value-type="float">
            <text:p>2.10346</text:p>
          </table:table-cell>
          <table:table-cell office:value-type="float" office:value="108.880341" calcext:value-type="float">
            <text:p>108.880341</text:p>
          </table:table-cell>
          <table:table-cell office:value-type="float" office:value="103.22437" calcext:value-type="float">
            <text:p>103.22437</text:p>
          </table:table-cell>
          <table:table-cell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.935162" calcext:value-type="float">
            <text:p>1.935162</text:p>
          </table:table-cell>
          <table:table-cell office:value-type="float" office:value="107.985814" calcext:value-type="float">
            <text:p>107.985814</text:p>
          </table:table-cell>
          <table:table-cell office:value-type="float" office:value="91.498986" calcext:value-type="float">
            <text:p>91.498986</text:p>
          </table:table-cell>
          <table:table-cell/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2.098684" calcext:value-type="float">
            <text:p>2.098684</text:p>
          </table:table-cell>
          <table:table-cell office:value-type="float" office:value="106.29252" calcext:value-type="float">
            <text:p>106.29252</text:p>
          </table:table-cell>
          <table:table-cell office:value-type="float" office:value="96.900367" calcext:value-type="float">
            <text:p>96.9003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024215" calcext:value-type="float">
            <text:p>2.024215</text:p>
          </table:table-cell>
          <table:table-cell office:value-type="float" office:value="97.785931" calcext:value-type="float">
            <text:p>97.785931</text:p>
          </table:table-cell>
          <table:table-cell office:value-type="float" office:value="96.921071" calcext:value-type="float">
            <text:p>96.921071</text:p>
          </table:table-cell>
          <table:table-cell/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2.025145" calcext:value-type="float">
            <text:p>2.025145</text:p>
          </table:table-cell>
          <table:table-cell office:value-type="float" office:value="99.450024" calcext:value-type="float">
            <text:p>99.450024</text:p>
          </table:table-cell>
          <table:table-cell office:value-type="float" office:value="94.422143" calcext:value-type="float">
            <text:p>94.422143</text:p>
          </table:table-cell>
          <table:table-cell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.014177" calcext:value-type="float">
            <text:p>2.014177</text:p>
          </table:table-cell>
          <table:table-cell office:value-type="float" office:value="98.277564" calcext:value-type="float">
            <text:p>98.277564</text:p>
          </table:table-cell>
          <table:table-cell office:value-type="float" office:value="78.839729" calcext:value-type="float">
            <text:p>78.839729</text:p>
          </table:table-cell>
          <table:table-cell/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2.010956" calcext:value-type="float">
            <text:p>2.010956</text:p>
          </table:table-cell>
          <table:table-cell office:value-type="float" office:value="97.370742" calcext:value-type="float">
            <text:p>97.370742</text:p>
          </table:table-cell>
          <table:table-cell office:value-type="float" office:value="106.41117" calcext:value-type="float">
            <text:p>106.41117</text:p>
          </table:table-cell>
          <table:table-cell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.025212" calcext:value-type="float">
            <text:p>2.025212</text:p>
          </table:table-cell>
          <table:table-cell office:value-type="float" office:value="105.972247" calcext:value-type="float">
            <text:p>105.972247</text:p>
          </table:table-cell>
          <table:table-cell office:value-type="float" office:value="106.62934" calcext:value-type="float">
            <text:p>106.62934</text:p>
          </table:table-cell>
          <table:table-cell/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2.068688" calcext:value-type="float">
            <text:p>2.068688</text:p>
          </table:table-cell>
          <table:table-cell office:value-type="float" office:value="102.262973" calcext:value-type="float">
            <text:p>102.262973</text:p>
          </table:table-cell>
          <table:table-cell office:value-type="float" office:value="94.889328" calcext:value-type="float">
            <text:p>94.889328</text:p>
          </table:table-cell>
          <table:table-cell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.024506" calcext:value-type="float">
            <text:p>2.024506</text:p>
          </table:table-cell>
          <table:table-cell office:value-type="float" office:value="105.489607" calcext:value-type="float">
            <text:p>105.489607</text:p>
          </table:table-cell>
          <table:table-cell office:value-type="float" office:value="89.858957" calcext:value-type="float">
            <text:p>89.858957</text:p>
          </table:table-cell>
          <table:table-cell/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2.026293" calcext:value-type="float">
            <text:p>2.026293</text:p>
          </table:table-cell>
          <table:table-cell office:value-type="float" office:value="104.914038" calcext:value-type="float">
            <text:p>104.914038</text:p>
          </table:table-cell>
          <table:table-cell office:value-type="float" office:value="70.262659" calcext:value-type="float">
            <text:p>70.262659</text:p>
          </table:table-cell>
          <table:table-cell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.018943" calcext:value-type="float">
            <text:p>2.018943</text:p>
          </table:table-cell>
          <table:table-cell office:value-type="float" office:value="106.727094" calcext:value-type="float">
            <text:p>106.727094</text:p>
          </table:table-cell>
          <table:table-cell office:value-type="float" office:value="84.131166" calcext:value-type="float">
            <text:p>84.131166</text:p>
          </table:table-cell>
          <table:table-cell/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2.055567" calcext:value-type="float">
            <text:p>2.055567</text:p>
          </table:table-cell>
          <table:table-cell office:value-type="float" office:value="110.178094" calcext:value-type="float">
            <text:p>110.178094</text:p>
          </table:table-cell>
          <table:table-cell office:value-type="float" office:value="101.861161" calcext:value-type="float">
            <text:p>101.86116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014233" calcext:value-type="float">
            <text:p>2.014233</text:p>
          </table:table-cell>
          <table:table-cell office:value-type="float" office:value="104.247772" calcext:value-type="float">
            <text:p>104.247772</text:p>
          </table:table-cell>
          <table:table-cell office:value-type="float" office:value="96.467213" calcext:value-type="float">
            <text:p>96.467213</text:p>
          </table:table-cell>
          <table:table-cell/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2.07294" calcext:value-type="float">
            <text:p>2.07294</text:p>
          </table:table-cell>
          <table:table-cell office:value-type="float" office:value="101.283645" calcext:value-type="float">
            <text:p>101.283645</text:p>
          </table:table-cell>
          <table:table-cell office:value-type="float" office:value="110.039819" calcext:value-type="float">
            <text:p>110.039819</text:p>
          </table:table-cell>
          <table:table-cell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.875604" calcext:value-type="float">
            <text:p>1.875604</text:p>
          </table:table-cell>
          <table:table-cell office:value-type="float" office:value="108.258271" calcext:value-type="float">
            <text:p>108.258271</text:p>
          </table:table-cell>
          <table:table-cell office:value-type="float" office:value="82.597961" calcext:value-type="float">
            <text:p>82.597961</text:p>
          </table:table-cell>
          <table:table-cell/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2.075532" calcext:value-type="float">
            <text:p>2.075532</text:p>
          </table:table-cell>
          <table:table-cell office:value-type="float" office:value="107.600336" calcext:value-type="float">
            <text:p>107.600336</text:p>
          </table:table-cell>
          <table:table-cell office:value-type="float" office:value="91.524535" calcext:value-type="float">
            <text:p>91.524535</text:p>
          </table:table-cell>
          <table:table-cell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.028095" calcext:value-type="float">
            <text:p>2.028095</text:p>
          </table:table-cell>
          <table:table-cell office:value-type="float" office:value="107.392334" calcext:value-type="float">
            <text:p>107.392334</text:p>
          </table:table-cell>
          <table:table-cell office:value-type="float" office:value="95.929273" calcext:value-type="float">
            <text:p>95.929273</text:p>
          </table:table-cell>
          <table:table-cell/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2.023459" calcext:value-type="float">
            <text:p>2.023459</text:p>
          </table:table-cell>
          <table:table-cell office:value-type="float" office:value="99.718757" calcext:value-type="float">
            <text:p>99.718757</text:p>
          </table:table-cell>
          <table:table-cell office:value-type="float" office:value="103.433558" calcext:value-type="float">
            <text:p>103.433558</text:p>
          </table:table-cell>
          <table:table-cell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.089831" calcext:value-type="float">
            <text:p>2.089831</text:p>
          </table:table-cell>
          <table:table-cell office:value-type="float" office:value="101.433868" calcext:value-type="float">
            <text:p>101.433868</text:p>
          </table:table-cell>
          <table:table-cell office:value-type="float" office:value="106.975334" calcext:value-type="float">
            <text:p>106.975334</text:p>
          </table:table-cell>
          <table:table-cell/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1.908033" calcext:value-type="float">
            <text:p>1.908033</text:p>
          </table:table-cell>
          <table:table-cell office:value-type="float" office:value="104.112656" calcext:value-type="float">
            <text:p>104.112656</text:p>
          </table:table-cell>
          <table:table-cell office:value-type="float" office:value="78.833408" calcext:value-type="float">
            <text:p>78.833408</text:p>
          </table:table-cell>
          <table:table-cell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.074415" calcext:value-type="float">
            <text:p>2.074415</text:p>
          </table:table-cell>
          <table:table-cell office:value-type="float" office:value="107.557288" calcext:value-type="float">
            <text:p>107.557288</text:p>
          </table:table-cell>
          <table:table-cell office:value-type="float" office:value="93.17896" calcext:value-type="float">
            <text:p>93.17896</text:p>
          </table:table-cell>
          <table:table-cell/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2.075143" calcext:value-type="float">
            <text:p>2.075143</text:p>
          </table:table-cell>
          <table:table-cell office:value-type="float" office:value="107.531622" calcext:value-type="float">
            <text:p>107.531622</text:p>
          </table:table-cell>
          <table:table-cell office:value-type="float" office:value="86.478242" calcext:value-type="float">
            <text:p>86.4782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87462" calcext:value-type="float">
            <text:p>1.987462</text:p>
          </table:table-cell>
          <table:table-cell office:value-type="float" office:value="104.891763" calcext:value-type="float">
            <text:p>104.891763</text:p>
          </table:table-cell>
          <table:table-cell office:value-type="float" office:value="99.586115" calcext:value-type="float">
            <text:p>99.586115</text:p>
          </table:table-cell>
          <table:table-cell/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2.051976" calcext:value-type="float">
            <text:p>2.051976</text:p>
          </table:table-cell>
          <table:table-cell office:value-type="float" office:value="98.992039" calcext:value-type="float">
            <text:p>98.992039</text:p>
          </table:table-cell>
          <table:table-cell office:value-type="float" office:value="82.940471" calcext:value-type="float">
            <text:p>82.940471</text:p>
          </table:table-cell>
          <table:table-cell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.055335" calcext:value-type="float">
            <text:p>2.055335</text:p>
          </table:table-cell>
          <table:table-cell office:value-type="float" office:value="98.50175" calcext:value-type="float">
            <text:p>98.50175</text:p>
          </table:table-cell>
          <table:table-cell office:value-type="float" office:value="80.151676" calcext:value-type="float">
            <text:p>80.151676</text:p>
          </table:table-cell>
          <table:table-cell/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1.960541" calcext:value-type="float">
            <text:p>1.960541</text:p>
          </table:table-cell>
          <table:table-cell office:value-type="float" office:value="111.752746" calcext:value-type="float">
            <text:p>111.752746</text:p>
          </table:table-cell>
          <table:table-cell office:value-type="float" office:value="78.097235" calcext:value-type="float">
            <text:p>78.097235</text:p>
          </table:table-cell>
          <table:table-cell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.051814" calcext:value-type="float">
            <text:p>2.051814</text:p>
          </table:table-cell>
          <table:table-cell office:value-type="float" office:value="104.828808" calcext:value-type="float">
            <text:p>104.828808</text:p>
          </table:table-cell>
          <table:table-cell office:value-type="float" office:value="101.931208" calcext:value-type="float">
            <text:p>101.931208</text:p>
          </table:table-cell>
          <table:table-cell/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2.06791" calcext:value-type="float">
            <text:p>2.06791</text:p>
          </table:table-cell>
          <table:table-cell office:value-type="float" office:value="95.521775" calcext:value-type="float">
            <text:p>95.521775</text:p>
          </table:table-cell>
          <table:table-cell office:value-type="float" office:value="89.517056" calcext:value-type="float">
            <text:p>89.517056</text:p>
          </table:table-cell>
          <table:table-cell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.973961" calcext:value-type="float">
            <text:p>1.973961</text:p>
          </table:table-cell>
          <table:table-cell office:value-type="float" office:value="100.644024" calcext:value-type="float">
            <text:p>100.644024</text:p>
          </table:table-cell>
          <table:table-cell office:value-type="float" office:value="78.903998" calcext:value-type="float">
            <text:p>78.903998</text:p>
          </table:table-cell>
          <table:table-cell/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2.076176" calcext:value-type="float">
            <text:p>2.076176</text:p>
          </table:table-cell>
          <table:table-cell office:value-type="float" office:value="105.551195" calcext:value-type="float">
            <text:p>105.551195</text:p>
          </table:table-cell>
          <table:table-cell office:value-type="float" office:value="92.791206" calcext:value-type="float">
            <text:p>92.791206</text:p>
          </table:table-cell>
          <table:table-cell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.02781" calcext:value-type="float">
            <text:p>2.02781</text:p>
          </table:table-cell>
          <table:table-cell office:value-type="float" office:value="113.920216" calcext:value-type="float">
            <text:p>113.920216</text:p>
          </table:table-cell>
          <table:table-cell office:value-type="float" office:value="80.653866" calcext:value-type="float">
            <text:p>80.653866</text:p>
          </table:table-cell>
          <table:table-cell/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1.988185" calcext:value-type="float">
            <text:p>1.988185</text:p>
          </table:table-cell>
          <table:table-cell office:value-type="float" office:value="105.628726" calcext:value-type="float">
            <text:p>105.628726</text:p>
          </table:table-cell>
          <table:table-cell office:value-type="float" office:value="93.215707" calcext:value-type="float">
            <text:p>93.21570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062247" calcext:value-type="float">
            <text:p>2.062247</text:p>
          </table:table-cell>
          <table:table-cell office:value-type="float" office:value="104.620772" calcext:value-type="float">
            <text:p>104.620772</text:p>
          </table:table-cell>
          <table:table-cell office:value-type="float" office:value="106.834699" calcext:value-type="float">
            <text:p>106.834699</text:p>
          </table:table-cell>
          <table:table-cell/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2.063896" calcext:value-type="float">
            <text:p>2.063896</text:p>
          </table:table-cell>
          <table:table-cell office:value-type="float" office:value="99.362457" calcext:value-type="float">
            <text:p>99.362457</text:p>
          </table:table-cell>
          <table:table-cell office:value-type="float" office:value="101.41577" calcext:value-type="float">
            <text:p>101.41577</text:p>
          </table:table-cell>
          <table:table-cell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.986226" calcext:value-type="float">
            <text:p>1.986226</text:p>
          </table:table-cell>
          <table:table-cell office:value-type="float" office:value="102.927057" calcext:value-type="float">
            <text:p>102.927057</text:p>
          </table:table-cell>
          <table:table-cell office:value-type="float" office:value="99.781131" calcext:value-type="float">
            <text:p>99.781131</text:p>
          </table:table-cell>
          <table:table-cell/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2.041978" calcext:value-type="float">
            <text:p>2.041978</text:p>
          </table:table-cell>
          <table:table-cell office:value-type="float" office:value="109.385274" calcext:value-type="float">
            <text:p>109.385274</text:p>
          </table:table-cell>
          <table:table-cell office:value-type="float" office:value="100.827691" calcext:value-type="float">
            <text:p>100.827691</text:p>
          </table:table-cell>
          <table:table-cell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.063413" calcext:value-type="float">
            <text:p>2.063413</text:p>
          </table:table-cell>
          <table:table-cell office:value-type="float" office:value="107.269891" calcext:value-type="float">
            <text:p>107.269891</text:p>
          </table:table-cell>
          <table:table-cell office:value-type="float" office:value="106.02944" calcext:value-type="float">
            <text:p>106.02944</text:p>
          </table:table-cell>
          <table:table-cell/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2.060851" calcext:value-type="float">
            <text:p>2.060851</text:p>
          </table:table-cell>
          <table:table-cell office:value-type="float" office:value="106.696858" calcext:value-type="float">
            <text:p>106.696858</text:p>
          </table:table-cell>
          <table:table-cell office:value-type="float" office:value="98.989553" calcext:value-type="float">
            <text:p>98.989553</text:p>
          </table:table-cell>
          <table:table-cell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.999755" calcext:value-type="float">
            <text:p>1.999755</text:p>
          </table:table-cell>
          <table:table-cell office:value-type="float" office:value="104.158021" calcext:value-type="float">
            <text:p>104.158021</text:p>
          </table:table-cell>
          <table:table-cell office:value-type="float" office:value="104.618776" calcext:value-type="float">
            <text:p>104.618776</text:p>
          </table:table-cell>
          <table:table-cell/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.024662" calcext:value-type="float">
            <text:p>2.024662</text:p>
          </table:table-cell>
          <table:table-cell office:value-type="float" office:value="105.058475" calcext:value-type="float">
            <text:p>105.058475</text:p>
          </table:table-cell>
          <table:table-cell office:value-type="float" office:value="80.468315" calcext:value-type="float">
            <text:p>80.468315</text:p>
          </table:table-cell>
          <table:table-cell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.103492" calcext:value-type="float">
            <text:p>2.103492</text:p>
          </table:table-cell>
          <table:table-cell office:value-type="float" office:value="103.162066" calcext:value-type="float">
            <text:p>103.162066</text:p>
          </table:table-cell>
          <table:table-cell office:value-type="float" office:value="77.173318" calcext:value-type="float">
            <text:p>77.173318</text:p>
          </table:table-cell>
          <table:table-cell/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2.012591" calcext:value-type="float">
            <text:p>2.012591</text:p>
          </table:table-cell>
          <table:table-cell office:value-type="float" office:value="102.572766" calcext:value-type="float">
            <text:p>102.572766</text:p>
          </table:table-cell>
          <table:table-cell office:value-type="float" office:value="96.915684" calcext:value-type="float">
            <text:p>96.91568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02253" calcext:value-type="float">
            <text:p>2.002253</text:p>
          </table:table-cell>
          <table:table-cell office:value-type="float" office:value="105.45427" calcext:value-type="float">
            <text:p>105.45427</text:p>
          </table:table-cell>
          <table:table-cell office:value-type="float" office:value="83.509906" calcext:value-type="float">
            <text:p>83.509906</text:p>
          </table:table-cell>
          <table:table-cell/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2.110768" calcext:value-type="float">
            <text:p>2.110768</text:p>
          </table:table-cell>
          <table:table-cell office:value-type="float" office:value="104.743757" calcext:value-type="float">
            <text:p>104.743757</text:p>
          </table:table-cell>
          <table:table-cell office:value-type="float" office:value="88.835596" calcext:value-type="float">
            <text:p>88.835596</text:p>
          </table:table-cell>
          <table:table-cell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.990711" calcext:value-type="float">
            <text:p>1.990711</text:p>
          </table:table-cell>
          <table:table-cell office:value-type="float" office:value="109.639379" calcext:value-type="float">
            <text:p>109.639379</text:p>
          </table:table-cell>
          <table:table-cell office:value-type="float" office:value="79.733525" calcext:value-type="float">
            <text:p>79.733525</text:p>
          </table:table-cell>
          <table:table-cell/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2.011647" calcext:value-type="float">
            <text:p>2.011647</text:p>
          </table:table-cell>
          <table:table-cell office:value-type="float" office:value="102.838502" calcext:value-type="float">
            <text:p>102.838502</text:p>
          </table:table-cell>
          <table:table-cell office:value-type="float" office:value="91.339511" calcext:value-type="float">
            <text:p>91.339511</text:p>
          </table:table-cell>
          <table:table-cell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2.085583" calcext:value-type="float">
            <text:p>2.085583</text:p>
          </table:table-cell>
          <table:table-cell office:value-type="float" office:value="103.101361" calcext:value-type="float">
            <text:p>103.101361</text:p>
          </table:table-cell>
          <table:table-cell office:value-type="float" office:value="92.040711" calcext:value-type="float">
            <text:p>92.040711</text:p>
          </table:table-cell>
          <table:table-cell/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2.022784" calcext:value-type="float">
            <text:p>2.022784</text:p>
          </table:table-cell>
          <table:table-cell office:value-type="float" office:value="104.277969" calcext:value-type="float">
            <text:p>104.277969</text:p>
          </table:table-cell>
          <table:table-cell office:value-type="float" office:value="103.42135" calcext:value-type="float">
            <text:p>103.42135</text:p>
          </table:table-cell>
          <table:table-cell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2.03715" calcext:value-type="float">
            <text:p>2.03715</text:p>
          </table:table-cell>
          <table:table-cell office:value-type="float" office:value="105.294281" calcext:value-type="float">
            <text:p>105.294281</text:p>
          </table:table-cell>
          <table:table-cell office:value-type="float" office:value="96.179902" calcext:value-type="float">
            <text:p>96.179902</text:p>
          </table:table-cell>
          <table:table-cell/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2.053637" calcext:value-type="float">
            <text:p>2.053637</text:p>
          </table:table-cell>
          <table:table-cell office:value-type="float" office:value="102.233371" calcext:value-type="float">
            <text:p>102.233371</text:p>
          </table:table-cell>
          <table:table-cell office:value-type="float" office:value="88.250999" calcext:value-type="float">
            <text:p>88.250999</text:p>
          </table:table-cell>
          <table:table-cell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.95592" calcext:value-type="float">
            <text:p>1.95592</text:p>
          </table:table-cell>
          <table:table-cell office:value-type="float" office:value="107.262006" calcext:value-type="float">
            <text:p>107.262006</text:p>
          </table:table-cell>
          <table:table-cell office:value-type="float" office:value="90.669331" calcext:value-type="float">
            <text:p>90.669331</text:p>
          </table:table-cell>
          <table:table-cell/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2.048892" calcext:value-type="float">
            <text:p>2.048892</text:p>
          </table:table-cell>
          <table:table-cell office:value-type="float" office:value="107.095712" calcext:value-type="float">
            <text:p>107.095712</text:p>
          </table:table-cell>
          <table:table-cell office:value-type="float" office:value="86.901403" calcext:value-type="float">
            <text:p>86.90140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079113" calcext:value-type="float">
            <text:p>2.079113</text:p>
          </table:table-cell>
          <table:table-cell office:value-type="float" office:value="106.499011" calcext:value-type="float">
            <text:p>106.499011</text:p>
          </table:table-cell>
          <table:table-cell office:value-type="float" office:value="101.962588" calcext:value-type="float">
            <text:p>101.962588</text:p>
          </table:table-cell>
          <table:table-cell/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1.948069" calcext:value-type="float">
            <text:p>1.948069</text:p>
          </table:table-cell>
          <table:table-cell office:value-type="float" office:value="106.621865" calcext:value-type="float">
            <text:p>106.621865</text:p>
          </table:table-cell>
          <table:table-cell office:value-type="float" office:value="103.30185" calcext:value-type="float">
            <text:p>103.30185</text:p>
          </table:table-cell>
          <table:table-cell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2.113088" calcext:value-type="float">
            <text:p>2.113088</text:p>
          </table:table-cell>
          <table:table-cell office:value-type="float" office:value="103.378306" calcext:value-type="float">
            <text:p>103.378306</text:p>
          </table:table-cell>
          <table:table-cell office:value-type="float" office:value="91.536509" calcext:value-type="float">
            <text:p>91.536509</text:p>
          </table:table-cell>
          <table:table-cell/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2.006963" calcext:value-type="float">
            <text:p>2.006963</text:p>
          </table:table-cell>
          <table:table-cell office:value-type="float" office:value="107.020902" calcext:value-type="float">
            <text:p>107.020902</text:p>
          </table:table-cell>
          <table:table-cell office:value-type="float" office:value="101.059716" calcext:value-type="float">
            <text:p>101.059716</text:p>
          </table:table-cell>
          <table:table-cell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2.02829" calcext:value-type="float">
            <text:p>2.02829</text:p>
          </table:table-cell>
          <table:table-cell office:value-type="float" office:value="104.326094" calcext:value-type="float">
            <text:p>104.326094</text:p>
          </table:table-cell>
          <table:table-cell office:value-type="float" office:value="95.816114" calcext:value-type="float">
            <text:p>95.816114</text:p>
          </table:table-cell>
          <table:table-cell/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2.011168" calcext:value-type="float">
            <text:p>2.011168</text:p>
          </table:table-cell>
          <table:table-cell office:value-type="float" office:value="108.783194" calcext:value-type="float">
            <text:p>108.783194</text:p>
          </table:table-cell>
          <table:table-cell office:value-type="float" office:value="82.969386" calcext:value-type="float">
            <text:p>82.969386</text:p>
          </table:table-cell>
          <table:table-cell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2.077001" calcext:value-type="float">
            <text:p>2.077001</text:p>
          </table:table-cell>
          <table:table-cell office:value-type="float" office:value="102.0028" calcext:value-type="float">
            <text:p>102.0028</text:p>
          </table:table-cell>
          <table:table-cell office:value-type="float" office:value="92.229675" calcext:value-type="float">
            <text:p>92.229675</text:p>
          </table:table-cell>
          <table:table-cell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2.00166" calcext:value-type="float">
            <text:p>2.00166</text:p>
          </table:table-cell>
          <table:table-cell office:value-type="float" office:value="101.707682" calcext:value-type="float">
            <text:p>101.707682</text:p>
          </table:table-cell>
          <table:table-cell office:value-type="float" office:value="86.794099" calcext:value-type="float">
            <text:p>86.794099</text:p>
          </table:table-cell>
          <table:table-cell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.996635" calcext:value-type="float">
            <text:p>1.996635</text:p>
          </table:table-cell>
          <table:table-cell office:value-type="float" office:value="99.070604" calcext:value-type="float">
            <text:p>99.070604</text:p>
          </table:table-cell>
          <table:table-cell office:value-type="float" office:value="88.696666" calcext:value-type="float">
            <text:p>88.696666</text:p>
          </table:table-cell>
          <table:table-cell/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2.048997" calcext:value-type="float">
            <text:p>2.048997</text:p>
          </table:table-cell>
          <table:table-cell office:value-type="float" office:value="98.037143" calcext:value-type="float">
            <text:p>98.037143</text:p>
          </table:table-cell>
          <table:table-cell office:value-type="float" office:value="91.756485" calcext:value-type="float">
            <text:p>91.7564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950754" calcext:value-type="float">
            <text:p>1.950754</text:p>
          </table:table-cell>
          <table:table-cell office:value-type="float" office:value="102.606825" calcext:value-type="float">
            <text:p>102.606825</text:p>
          </table:table-cell>
          <table:table-cell office:value-type="float" office:value="100.317085" calcext:value-type="float">
            <text:p>100.317085</text:p>
          </table:table-cell>
          <table:table-cell/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2.077203" calcext:value-type="float">
            <text:p>2.077203</text:p>
          </table:table-cell>
          <table:table-cell office:value-type="float" office:value="109.401328" calcext:value-type="float">
            <text:p>109.401328</text:p>
          </table:table-cell>
          <table:table-cell office:value-type="float" office:value="85.981925" calcext:value-type="float">
            <text:p>85.981925</text:p>
          </table:table-cell>
          <table:table-cell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2.032323" calcext:value-type="float">
            <text:p>2.032323</text:p>
          </table:table-cell>
          <table:table-cell office:value-type="float" office:value="106.046703" calcext:value-type="float">
            <text:p>106.046703</text:p>
          </table:table-cell>
          <table:table-cell office:value-type="float" office:value="71.805731" calcext:value-type="float">
            <text:p>71.805731</text:p>
          </table:table-cell>
          <table:table-cell/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2.050511" calcext:value-type="float">
            <text:p>2.050511</text:p>
          </table:table-cell>
          <table:table-cell office:value-type="float" office:value="104.240088" calcext:value-type="float">
            <text:p>104.240088</text:p>
          </table:table-cell>
          <table:table-cell office:value-type="float" office:value="85.283473" calcext:value-type="float">
            <text:p>85.283473</text:p>
          </table:table-cell>
          <table:table-cell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.970418" calcext:value-type="float">
            <text:p>1.970418</text:p>
          </table:table-cell>
          <table:table-cell office:value-type="float" office:value="107.216663" calcext:value-type="float">
            <text:p>107.216663</text:p>
          </table:table-cell>
          <table:table-cell office:value-type="float" office:value="97.838926" calcext:value-type="float">
            <text:p>97.838926</text:p>
          </table:table-cell>
          <table:table-cell/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2.091779" calcext:value-type="float">
            <text:p>2.091779</text:p>
          </table:table-cell>
          <table:table-cell office:value-type="float" office:value="101.578341" calcext:value-type="float">
            <text:p>101.578341</text:p>
          </table:table-cell>
          <table:table-cell office:value-type="float" office:value="80.502778" calcext:value-type="float">
            <text:p>80.502778</text:p>
          </table:table-cell>
          <table:table-cell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.978679" calcext:value-type="float">
            <text:p>1.978679</text:p>
          </table:table-cell>
          <table:table-cell office:value-type="float" office:value="97.075643" calcext:value-type="float">
            <text:p>97.075643</text:p>
          </table:table-cell>
          <table:table-cell office:value-type="float" office:value="77.797664" calcext:value-type="float">
            <text:p>77.797664</text:p>
          </table:table-cell>
          <table:table-cell/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1.944724" calcext:value-type="float">
            <text:p>1.944724</text:p>
          </table:table-cell>
          <table:table-cell office:value-type="float" office:value="102.328705" calcext:value-type="float">
            <text:p>102.328705</text:p>
          </table:table-cell>
          <table:table-cell office:value-type="float" office:value="96.621691" calcext:value-type="float">
            <text:p>96.621691</text:p>
          </table:table-cell>
          <table:table-cell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2.114428" calcext:value-type="float">
            <text:p>2.114428</text:p>
          </table:table-cell>
          <table:table-cell office:value-type="float" office:value="103.450481" calcext:value-type="float">
            <text:p>103.450481</text:p>
          </table:table-cell>
          <table:table-cell office:value-type="float" office:value="87.528315" calcext:value-type="float">
            <text:p>87.528315</text:p>
          </table:table-cell>
          <table:table-cell/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1.994841" calcext:value-type="float">
            <text:p>1.994841</text:p>
          </table:table-cell>
          <table:table-cell office:value-type="float" office:value="105.263535" calcext:value-type="float">
            <text:p>105.263535</text:p>
          </table:table-cell>
          <table:table-cell office:value-type="float" office:value="91.793868" calcext:value-type="float">
            <text:p>91.79386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076857" calcext:value-type="float">
            <text:p>2.076857</text:p>
          </table:table-cell>
          <table:table-cell office:value-type="float" office:value="105.073596" calcext:value-type="float">
            <text:p>105.073596</text:p>
          </table:table-cell>
          <table:table-cell office:value-type="float" office:value="88.347907" calcext:value-type="float">
            <text:p>88.347907</text:p>
          </table:table-cell>
          <table:table-cell/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.069323" calcext:value-type="float">
            <text:p>2.069323</text:p>
          </table:table-cell>
          <table:table-cell office:value-type="float" office:value="114.573156" calcext:value-type="float">
            <text:p>114.573156</text:p>
          </table:table-cell>
          <table:table-cell office:value-type="float" office:value="94.885025" calcext:value-type="float">
            <text:p>94.885025</text:p>
          </table:table-cell>
          <table:table-cell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.980823" calcext:value-type="float">
            <text:p>1.980823</text:p>
          </table:table-cell>
          <table:table-cell office:value-type="float" office:value="108.242364" calcext:value-type="float">
            <text:p>108.242364</text:p>
          </table:table-cell>
          <table:table-cell office:value-type="float" office:value="86.270004" calcext:value-type="float">
            <text:p>86.270004</text:p>
          </table:table-cell>
          <table:table-cell/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.047435" calcext:value-type="float">
            <text:p>2.047435</text:p>
          </table:table-cell>
          <table:table-cell office:value-type="float" office:value="100.287955" calcext:value-type="float">
            <text:p>100.287955</text:p>
          </table:table-cell>
          <table:table-cell office:value-type="float" office:value="89.431427" calcext:value-type="float">
            <text:p>89.431427</text:p>
          </table:table-cell>
          <table:table-cell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.084362" calcext:value-type="float">
            <text:p>2.084362</text:p>
          </table:table-cell>
          <table:table-cell office:value-type="float" office:value="97.326148" calcext:value-type="float">
            <text:p>97.326148</text:p>
          </table:table-cell>
          <table:table-cell office:value-type="float" office:value="86.149389" calcext:value-type="float">
            <text:p>86.149389</text:p>
          </table:table-cell>
          <table:table-cell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1.999434" calcext:value-type="float">
            <text:p>1.999434</text:p>
          </table:table-cell>
          <table:table-cell office:value-type="float" office:value="109.06614" calcext:value-type="float">
            <text:p>109.06614</text:p>
          </table:table-cell>
          <table:table-cell office:value-type="float" office:value="101.288529" calcext:value-type="float">
            <text:p>101.288529</text:p>
          </table:table-cell>
          <table:table-cell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.045597" calcext:value-type="float">
            <text:p>2.045597</text:p>
          </table:table-cell>
          <table:table-cell office:value-type="float" office:value="101.382504" calcext:value-type="float">
            <text:p>101.382504</text:p>
          </table:table-cell>
          <table:table-cell office:value-type="float" office:value="105.259418" calcext:value-type="float">
            <text:p>105.259418</text:p>
          </table:table-cell>
          <table:table-cell/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.017363" calcext:value-type="float">
            <text:p>2.017363</text:p>
          </table:table-cell>
          <table:table-cell office:value-type="float" office:value="105.025216" calcext:value-type="float">
            <text:p>105.025216</text:p>
          </table:table-cell>
          <table:table-cell office:value-type="float" office:value="108.773085" calcext:value-type="float">
            <text:p>108.773085</text:p>
          </table:table-cell>
          <table:table-cell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.028051" calcext:value-type="float">
            <text:p>2.028051</text:p>
          </table:table-cell>
          <table:table-cell office:value-type="float" office:value="107.773207" calcext:value-type="float">
            <text:p>107.773207</text:p>
          </table:table-cell>
          <table:table-cell office:value-type="float" office:value="100.754206" calcext:value-type="float">
            <text:p>100.754206</text:p>
          </table:table-cell>
          <table:table-cell/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.077905" calcext:value-type="float">
            <text:p>2.077905</text:p>
          </table:table-cell>
          <table:table-cell office:value-type="float" office:value="111.768707" calcext:value-type="float">
            <text:p>111.768707</text:p>
          </table:table-cell>
          <table:table-cell office:value-type="float" office:value="102.068832" calcext:value-type="float">
            <text:p>102.06883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048844" calcext:value-type="float">
            <text:p>2.048844</text:p>
          </table:table-cell>
          <table:table-cell office:value-type="float" office:value="104.540078" calcext:value-type="float">
            <text:p>104.540078</text:p>
          </table:table-cell>
          <table:table-cell office:value-type="float" office:value="113.096937" calcext:value-type="float">
            <text:p>113.096937</text:p>
          </table:table-cell>
          <table:table-cell/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1.965422" calcext:value-type="float">
            <text:p>1.965422</text:p>
          </table:table-cell>
          <table:table-cell office:value-type="float" office:value="96.479882" calcext:value-type="float">
            <text:p>96.479882</text:p>
          </table:table-cell>
          <table:table-cell office:value-type="float" office:value="99.353068" calcext:value-type="float">
            <text:p>99.353068</text:p>
          </table:table-cell>
          <table:table-cell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.04902" calcext:value-type="float">
            <text:p>2.04902</text:p>
          </table:table-cell>
          <table:table-cell office:value-type="float" office:value="99.315065" calcext:value-type="float">
            <text:p>99.315065</text:p>
          </table:table-cell>
          <table:table-cell office:value-type="float" office:value="85.271531" calcext:value-type="float">
            <text:p>85.271531</text:p>
          </table:table-cell>
          <table:table-cell/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.022487" calcext:value-type="float">
            <text:p>2.022487</text:p>
          </table:table-cell>
          <table:table-cell office:value-type="float" office:value="99.504983" calcext:value-type="float">
            <text:p>99.504983</text:p>
          </table:table-cell>
          <table:table-cell office:value-type="float" office:value="77.724329" calcext:value-type="float">
            <text:p>77.724329</text:p>
          </table:table-cell>
          <table:table-cell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.93757" calcext:value-type="float">
            <text:p>1.93757</text:p>
          </table:table-cell>
          <table:table-cell office:value-type="float" office:value="99.464731" calcext:value-type="float">
            <text:p>99.464731</text:p>
          </table:table-cell>
          <table:table-cell office:value-type="float" office:value="90.111848" calcext:value-type="float">
            <text:p>90.111848</text:p>
          </table:table-cell>
          <table:table-cell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.084616" calcext:value-type="float">
            <text:p>2.084616</text:p>
          </table:table-cell>
          <table:table-cell office:value-type="float" office:value="103.779357" calcext:value-type="float">
            <text:p>103.779357</text:p>
          </table:table-cell>
          <table:table-cell office:value-type="float" office:value="98.27831" calcext:value-type="float">
            <text:p>98.27831</text:p>
          </table:table-cell>
          <table:table-cell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.019851" calcext:value-type="float">
            <text:p>2.019851</text:p>
          </table:table-cell>
          <table:table-cell office:value-type="float" office:value="106.476956" calcext:value-type="float">
            <text:p>106.476956</text:p>
          </table:table-cell>
          <table:table-cell office:value-type="float" office:value="90.008415" calcext:value-type="float">
            <text:p>90.008415</text:p>
          </table:table-cell>
          <table:table-cell/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1.993069" calcext:value-type="float">
            <text:p>1.993069</text:p>
          </table:table-cell>
          <table:table-cell office:value-type="float" office:value="104.888365" calcext:value-type="float">
            <text:p>104.888365</text:p>
          </table:table-cell>
          <table:table-cell office:value-type="float" office:value="99.022909" calcext:value-type="float">
            <text:p>99.022909</text:p>
          </table:table-cell>
          <table:table-cell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.047736" calcext:value-type="float">
            <text:p>2.047736</text:p>
          </table:table-cell>
          <table:table-cell office:value-type="float" office:value="101.206947" calcext:value-type="float">
            <text:p>101.206947</text:p>
          </table:table-cell>
          <table:table-cell office:value-type="float" office:value="78.842548" calcext:value-type="float">
            <text:p>78.842548</text:p>
          </table:table-cell>
          <table:table-cell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.001998" calcext:value-type="float">
            <text:p>2.001998</text:p>
          </table:table-cell>
          <table:table-cell office:value-type="float" office:value="107.087158" calcext:value-type="float">
            <text:p>107.087158</text:p>
          </table:table-cell>
          <table:table-cell office:value-type="float" office:value="99.798904" calcext:value-type="float">
            <text:p>99.79890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008725" calcext:value-type="float">
            <text:p>2.008725</text:p>
          </table:table-cell>
          <table:table-cell office:value-type="float" office:value="109.640491" calcext:value-type="float">
            <text:p>109.640491</text:p>
          </table:table-cell>
          <table:table-cell office:value-type="float" office:value="81.829941" calcext:value-type="float">
            <text:p>81.829941</text:p>
          </table:table-cell>
          <table:table-cell/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.086155" calcext:value-type="float">
            <text:p>2.086155</text:p>
          </table:table-cell>
          <table:table-cell office:value-type="float" office:value="99.944858" calcext:value-type="float">
            <text:p>99.944858</text:p>
          </table:table-cell>
          <table:table-cell office:value-type="float" office:value="98.300205" calcext:value-type="float">
            <text:p>98.300205</text:p>
          </table:table-cell>
          <table:table-cell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015277" calcext:value-type="float">
            <text:p>2.015277</text:p>
          </table:table-cell>
          <table:table-cell office:value-type="float" office:value="101.063533" calcext:value-type="float">
            <text:p>101.063533</text:p>
          </table:table-cell>
          <table:table-cell office:value-type="float" office:value="87.009309" calcext:value-type="float">
            <text:p>87.009309</text:p>
          </table:table-cell>
          <table:table-cell/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.01284" calcext:value-type="float">
            <text:p>2.01284</text:p>
          </table:table-cell>
          <table:table-cell office:value-type="float" office:value="104.229124" calcext:value-type="float">
            <text:p>104.229124</text:p>
          </table:table-cell>
          <table:table-cell office:value-type="float" office:value="101.180632" calcext:value-type="float">
            <text:p>101.180632</text:p>
          </table:table-cell>
          <table:table-cell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.019712" calcext:value-type="float">
            <text:p>2.019712</text:p>
          </table:table-cell>
          <table:table-cell office:value-type="float" office:value="99.698243" calcext:value-type="float">
            <text:p>99.698243</text:p>
          </table:table-cell>
          <table:table-cell office:value-type="float" office:value="100.145798" calcext:value-type="float">
            <text:p>100.145798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.981132" calcext:value-type="float">
            <text:p>1.981132</text:p>
          </table:table-cell>
          <table:table-cell office:value-type="float" office:value="98.837397" calcext:value-type="float">
            <text:p>98.837397</text:p>
          </table:table-cell>
          <table:table-cell office:value-type="float" office:value="90.455965" calcext:value-type="float">
            <text:p>90.455965</text:p>
          </table:table-cell>
          <table:table-cell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.991061" calcext:value-type="float">
            <text:p>1.991061</text:p>
          </table:table-cell>
          <table:table-cell office:value-type="float" office:value="98.16082" calcext:value-type="float">
            <text:p>98.16082</text:p>
          </table:table-cell>
          <table:table-cell office:value-type="float" office:value="96.870107" calcext:value-type="float">
            <text:p>96.870107</text:p>
          </table:table-cell>
          <table:table-cell/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2.089903" calcext:value-type="float">
            <text:p>2.089903</text:p>
          </table:table-cell>
          <table:table-cell office:value-type="float" office:value="102.37294" calcext:value-type="float">
            <text:p>102.37294</text:p>
          </table:table-cell>
          <table:table-cell office:value-type="float" office:value="91.113179" calcext:value-type="float">
            <text:p>91.113179</text:p>
          </table:table-cell>
          <table:table-cell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.951599" calcext:value-type="float">
            <text:p>1.951599</text:p>
          </table:table-cell>
          <table:table-cell office:value-type="float" office:value="107.848536" calcext:value-type="float">
            <text:p>107.848536</text:p>
          </table:table-cell>
          <table:table-cell office:value-type="float" office:value="93.071824" calcext:value-type="float">
            <text:p>93.071824</text:p>
          </table:table-cell>
          <table:table-cell/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2.032005" calcext:value-type="float">
            <text:p>2.032005</text:p>
          </table:table-cell>
          <table:table-cell office:value-type="float" office:value="103.923565" calcext:value-type="float">
            <text:p>103.923565</text:p>
          </table:table-cell>
          <table:table-cell office:value-type="float" office:value="95.862585" calcext:value-type="float">
            <text:p>95.8625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49419" calcext:value-type="float">
            <text:p>2.049419</text:p>
          </table:table-cell>
          <table:table-cell office:value-type="float" office:value="101.473999" calcext:value-type="float">
            <text:p>101.473999</text:p>
          </table:table-cell>
          <table:table-cell office:value-type="float" office:value="95.925905" calcext:value-type="float">
            <text:p>95.925905</text:p>
          </table:table-cell>
          <table:table-cell/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.977978" calcext:value-type="float">
            <text:p>1.977978</text:p>
          </table:table-cell>
          <table:table-cell office:value-type="float" office:value="99.847705" calcext:value-type="float">
            <text:p>99.847705</text:p>
          </table:table-cell>
          <table:table-cell office:value-type="float" office:value="106.045986" calcext:value-type="float">
            <text:p>106.045986</text:p>
          </table:table-cell>
          <table:table-cell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2.066026" calcext:value-type="float">
            <text:p>2.066026</text:p>
          </table:table-cell>
          <table:table-cell office:value-type="float" office:value="105.768139" calcext:value-type="float">
            <text:p>105.768139</text:p>
          </table:table-cell>
          <table:table-cell office:value-type="float" office:value="96.888109" calcext:value-type="float">
            <text:p>96.888109</text:p>
          </table:table-cell>
          <table:table-cell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2.027551" calcext:value-type="float">
            <text:p>2.027551</text:p>
          </table:table-cell>
          <table:table-cell office:value-type="float" office:value="105.075187" calcext:value-type="float">
            <text:p>105.075187</text:p>
          </table:table-cell>
          <table:table-cell office:value-type="float" office:value="75.211089" calcext:value-type="float">
            <text:p>75.211089</text:p>
          </table:table-cell>
          <table:table-cell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2.015145" calcext:value-type="float">
            <text:p>2.015145</text:p>
          </table:table-cell>
          <table:table-cell office:value-type="float" office:value="98.645413" calcext:value-type="float">
            <text:p>98.645413</text:p>
          </table:table-cell>
          <table:table-cell office:value-type="float" office:value="93.482025" calcext:value-type="float">
            <text:p>93.482025</text:p>
          </table:table-cell>
          <table:table-cell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2.023817" calcext:value-type="float">
            <text:p>2.023817</text:p>
          </table:table-cell>
          <table:table-cell office:value-type="float" office:value="102.284317" calcext:value-type="float">
            <text:p>102.284317</text:p>
          </table:table-cell>
          <table:table-cell office:value-type="float" office:value="91.207783" calcext:value-type="float">
            <text:p>91.207783</text:p>
          </table:table-cell>
          <table:table-cell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.018358" calcext:value-type="float">
            <text:p>2.018358</text:p>
          </table:table-cell>
          <table:table-cell office:value-type="float" office:value="105.009036" calcext:value-type="float">
            <text:p>105.009036</text:p>
          </table:table-cell>
          <table:table-cell office:value-type="float" office:value="92.071536" calcext:value-type="float">
            <text:p>92.071536</text:p>
          </table:table-cell>
          <table:table-cell/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2.070469" calcext:value-type="float">
            <text:p>2.070469</text:p>
          </table:table-cell>
          <table:table-cell office:value-type="float" office:value="102.366339" calcext:value-type="float">
            <text:p>102.366339</text:p>
          </table:table-cell>
          <table:table-cell office:value-type="float" office:value="89.494216" calcext:value-type="float">
            <text:p>89.494216</text:p>
          </table:table-cell>
          <table:table-cell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.998074" calcext:value-type="float">
            <text:p>1.998074</text:p>
          </table:table-cell>
          <table:table-cell office:value-type="float" office:value="105.471221" calcext:value-type="float">
            <text:p>105.471221</text:p>
          </table:table-cell>
          <table:table-cell office:value-type="float" office:value="99.535962" calcext:value-type="float">
            <text:p>99.535962</text:p>
          </table:table-cell>
          <table:table-cell/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2.081314" calcext:value-type="float">
            <text:p>2.081314</text:p>
          </table:table-cell>
          <table:table-cell office:value-type="float" office:value="98.630087" calcext:value-type="float">
            <text:p>98.630087</text:p>
          </table:table-cell>
          <table:table-cell office:value-type="float" office:value="107.474223" calcext:value-type="float">
            <text:p>107.47422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94225" calcext:value-type="float">
            <text:p>1.994225</text:p>
          </table:table-cell>
          <table:table-cell office:value-type="float" office:value="101.224834" calcext:value-type="float">
            <text:p>101.224834</text:p>
          </table:table-cell>
          <table:table-cell office:value-type="float" office:value="87.008584" calcext:value-type="float">
            <text:p>87.008584</text:p>
          </table:table-cell>
          <table:table-cell/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2.056604" calcext:value-type="float">
            <text:p>2.056604</text:p>
          </table:table-cell>
          <table:table-cell office:value-type="float" office:value="102.107886" calcext:value-type="float">
            <text:p>102.107886</text:p>
          </table:table-cell>
          <table:table-cell office:value-type="float" office:value="117.518279" calcext:value-type="float">
            <text:p>117.518279</text:p>
          </table:table-cell>
          <table:table-cell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.990713" calcext:value-type="float">
            <text:p>1.990713</text:p>
          </table:table-cell>
          <table:table-cell office:value-type="float" office:value="104.693294" calcext:value-type="float">
            <text:p>104.693294</text:p>
          </table:table-cell>
          <table:table-cell office:value-type="float" office:value="110.598712" calcext:value-type="float">
            <text:p>110.598712</text:p>
          </table:table-cell>
          <table:table-cell/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2.035643" calcext:value-type="float">
            <text:p>2.035643</text:p>
          </table:table-cell>
          <table:table-cell office:value-type="float" office:value="108.884981" calcext:value-type="float">
            <text:p>108.884981</text:p>
          </table:table-cell>
          <table:table-cell office:value-type="float" office:value="84.787624" calcext:value-type="float">
            <text:p>84.787624</text:p>
          </table:table-cell>
          <table:table-cell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2.082681" calcext:value-type="float">
            <text:p>2.082681</text:p>
          </table:table-cell>
          <table:table-cell office:value-type="float" office:value="105.66471" calcext:value-type="float">
            <text:p>105.66471</text:p>
          </table:table-cell>
          <table:table-cell office:value-type="float" office:value="87.405593" calcext:value-type="float">
            <text:p>87.405593</text:p>
          </table:table-cell>
          <table:table-cell/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.938221" calcext:value-type="float">
            <text:p>1.938221</text:p>
          </table:table-cell>
          <table:table-cell office:value-type="float" office:value="100.727954" calcext:value-type="float">
            <text:p>100.727954</text:p>
          </table:table-cell>
          <table:table-cell office:value-type="float" office:value="90.858635" calcext:value-type="float">
            <text:p>90.858635</text:p>
          </table:table-cell>
          <table:table-cell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2.035859" calcext:value-type="float">
            <text:p>2.035859</text:p>
          </table:table-cell>
          <table:table-cell office:value-type="float" office:value="94.190724" calcext:value-type="float">
            <text:p>94.190724</text:p>
          </table:table-cell>
          <table:table-cell office:value-type="float" office:value="87.536477" calcext:value-type="float">
            <text:p>87.536477</text:p>
          </table:table-cell>
          <table:table-cell/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2.036939" calcext:value-type="float">
            <text:p>2.036939</text:p>
          </table:table-cell>
          <table:table-cell office:value-type="float" office:value="102.095465" calcext:value-type="float">
            <text:p>102.095465</text:p>
          </table:table-cell>
          <table:table-cell office:value-type="float" office:value="90.108141" calcext:value-type="float">
            <text:p>90.108141</text:p>
          </table:table-cell>
          <table:table-cell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2.059356" calcext:value-type="float">
            <text:p>2.059356</text:p>
          </table:table-cell>
          <table:table-cell office:value-type="float" office:value="105.308329" calcext:value-type="float">
            <text:p>105.308329</text:p>
          </table:table-cell>
          <table:table-cell office:value-type="float" office:value="80.021693" calcext:value-type="float">
            <text:p>80.021693</text:p>
          </table:table-cell>
          <table:table-cell/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2.023887" calcext:value-type="float">
            <text:p>2.023887</text:p>
          </table:table-cell>
          <table:table-cell office:value-type="float" office:value="101.799877" calcext:value-type="float">
            <text:p>101.799877</text:p>
          </table:table-cell>
          <table:table-cell office:value-type="float" office:value="73.032229" calcext:value-type="float">
            <text:p>73.03222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051619" calcext:value-type="float">
            <text:p>2.051619</text:p>
          </table:table-cell>
          <table:table-cell office:value-type="float" office:value="104.34798" calcext:value-type="float">
            <text:p>104.34798</text:p>
          </table:table-cell>
          <table:table-cell office:value-type="float" office:value="93.446468" calcext:value-type="float">
            <text:p>93.446468</text:p>
          </table:table-cell>
          <table:table-cell/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2.005394" calcext:value-type="float">
            <text:p>2.005394</text:p>
          </table:table-cell>
          <table:table-cell office:value-type="float" office:value="106.877989" calcext:value-type="float">
            <text:p>106.877989</text:p>
          </table:table-cell>
          <table:table-cell office:value-type="float" office:value="91.046279" calcext:value-type="float">
            <text:p>91.046279</text:p>
          </table:table-cell>
          <table:table-cell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2.037892" calcext:value-type="float">
            <text:p>2.037892</text:p>
          </table:table-cell>
          <table:table-cell office:value-type="float" office:value="104.471088" calcext:value-type="float">
            <text:p>104.471088</text:p>
          </table:table-cell>
          <table:table-cell office:value-type="float" office:value="71.676799" calcext:value-type="float">
            <text:p>71.676799</text:p>
          </table:table-cell>
          <table:table-cell/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1.988509" calcext:value-type="float">
            <text:p>1.988509</text:p>
          </table:table-cell>
          <table:table-cell office:value-type="float" office:value="105.745727" calcext:value-type="float">
            <text:p>105.745727</text:p>
          </table:table-cell>
          <table:table-cell office:value-type="float" office:value="82.873321" calcext:value-type="float">
            <text:p>82.873321</text:p>
          </table:table-cell>
          <table:table-cell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.096256" calcext:value-type="float">
            <text:p>2.096256</text:p>
          </table:table-cell>
          <table:table-cell office:value-type="float" office:value="99.787269" calcext:value-type="float">
            <text:p>99.787269</text:p>
          </table:table-cell>
          <table:table-cell office:value-type="float" office:value="91.411159" calcext:value-type="float">
            <text:p>91.411159</text:p>
          </table:table-cell>
          <table:table-cell/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1.960117" calcext:value-type="float">
            <text:p>1.960117</text:p>
          </table:table-cell>
          <table:table-cell office:value-type="float" office:value="103.864444" calcext:value-type="float">
            <text:p>103.864444</text:p>
          </table:table-cell>
          <table:table-cell office:value-type="float" office:value="91.943401" calcext:value-type="float">
            <text:p>91.943401</text:p>
          </table:table-cell>
          <table:table-cell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2.10887" calcext:value-type="float">
            <text:p>2.10887</text:p>
          </table:table-cell>
          <table:table-cell office:value-type="float" office:value="102.391608" calcext:value-type="float">
            <text:p>102.391608</text:p>
          </table:table-cell>
          <table:table-cell office:value-type="float" office:value="87.7395" calcext:value-type="float">
            <text:p>87.7395</text:p>
          </table:table-cell>
          <table:table-cell/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1.985942" calcext:value-type="float">
            <text:p>1.985942</text:p>
          </table:table-cell>
          <table:table-cell office:value-type="float" office:value="104.489389" calcext:value-type="float">
            <text:p>104.489389</text:p>
          </table:table-cell>
          <table:table-cell office:value-type="float" office:value="83.047255" calcext:value-type="float">
            <text:p>83.047255</text:p>
          </table:table-cell>
          <table:table-cell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2.011305" calcext:value-type="float">
            <text:p>2.011305</text:p>
          </table:table-cell>
          <table:table-cell office:value-type="float" office:value="103.682315" calcext:value-type="float">
            <text:p>103.682315</text:p>
          </table:table-cell>
          <table:table-cell office:value-type="float" office:value="83.864945" calcext:value-type="float">
            <text:p>83.864945</text:p>
          </table:table-cell>
          <table:table-cell/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2.034844" calcext:value-type="float">
            <text:p>2.034844</text:p>
          </table:table-cell>
          <table:table-cell office:value-type="float" office:value="96.947985" calcext:value-type="float">
            <text:p>96.947985</text:p>
          </table:table-cell>
          <table:table-cell office:value-type="float" office:value="88.985719" calcext:value-type="float">
            <text:p>88.9857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.008584" calcext:value-type="float">
            <text:p>2.008584</text:p>
          </table:table-cell>
          <table:table-cell office:value-type="float" office:value="103.158206" calcext:value-type="float">
            <text:p>103.158206</text:p>
          </table:table-cell>
          <table:table-cell office:value-type="float" office:value="85.335514" calcext:value-type="float">
            <text:p>85.335514</text:p>
          </table:table-cell>
          <table:table-cell/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1.982477" calcext:value-type="float">
            <text:p>1.982477</text:p>
          </table:table-cell>
          <table:table-cell office:value-type="float" office:value="103.952908" calcext:value-type="float">
            <text:p>103.952908</text:p>
          </table:table-cell>
          <table:table-cell office:value-type="float" office:value="88.948614" calcext:value-type="float">
            <text:p>88.948614</text:p>
          </table:table-cell>
          <table:table-cell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2.054564" calcext:value-type="float">
            <text:p>2.054564</text:p>
          </table:table-cell>
          <table:table-cell office:value-type="float" office:value="103.276683" calcext:value-type="float">
            <text:p>103.276683</text:p>
          </table:table-cell>
          <table:table-cell office:value-type="float" office:value="87.359009" calcext:value-type="float">
            <text:p>87.359009</text:p>
          </table:table-cell>
          <table:table-cell/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2.011084" calcext:value-type="float">
            <text:p>2.011084</text:p>
          </table:table-cell>
          <table:table-cell office:value-type="float" office:value="97.961728" calcext:value-type="float">
            <text:p>97.961728</text:p>
          </table:table-cell>
          <table:table-cell office:value-type="float" office:value="98.817441" calcext:value-type="float">
            <text:p>98.817441</text:p>
          </table:table-cell>
          <table:table-cell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.990411" calcext:value-type="float">
            <text:p>1.990411</text:p>
          </table:table-cell>
          <table:table-cell office:value-type="float" office:value="107.436133" calcext:value-type="float">
            <text:p>107.436133</text:p>
          </table:table-cell>
          <table:table-cell office:value-type="float" office:value="92.824585" calcext:value-type="float">
            <text:p>92.824585</text:p>
          </table:table-cell>
          <table:table-cell/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2.069675" calcext:value-type="float">
            <text:p>2.069675</text:p>
          </table:table-cell>
          <table:table-cell office:value-type="float" office:value="105.521117" calcext:value-type="float">
            <text:p>105.521117</text:p>
          </table:table-cell>
          <table:table-cell office:value-type="float" office:value="93.333612" calcext:value-type="float">
            <text:p>93.333612</text:p>
          </table:table-cell>
          <table:table-cell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.974237" calcext:value-type="float">
            <text:p>1.974237</text:p>
          </table:table-cell>
          <table:table-cell office:value-type="float" office:value="102.787176" calcext:value-type="float">
            <text:p>102.787176</text:p>
          </table:table-cell>
          <table:table-cell office:value-type="float" office:value="84.126724" calcext:value-type="float">
            <text:p>84.126724</text:p>
          </table:table-cell>
          <table:table-cell/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1.990643" calcext:value-type="float">
            <text:p>1.990643</text:p>
          </table:table-cell>
          <table:table-cell office:value-type="float" office:value="106.658665" calcext:value-type="float">
            <text:p>106.658665</text:p>
          </table:table-cell>
          <table:table-cell office:value-type="float" office:value="85.618741" calcext:value-type="float">
            <text:p>85.618741</text:p>
          </table:table-cell>
          <table:table-cell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2.086386" calcext:value-type="float">
            <text:p>2.086386</text:p>
          </table:table-cell>
          <table:table-cell office:value-type="float" office:value="110.552045" calcext:value-type="float">
            <text:p>110.552045</text:p>
          </table:table-cell>
          <table:table-cell office:value-type="float" office:value="78.426097" calcext:value-type="float">
            <text:p>78.426097</text:p>
          </table:table-cell>
          <table:table-cell/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1.984686" calcext:value-type="float">
            <text:p>1.984686</text:p>
          </table:table-cell>
          <table:table-cell office:value-type="float" office:value="110.851782" calcext:value-type="float">
            <text:p>110.851782</text:p>
          </table:table-cell>
          <table:table-cell office:value-type="float" office:value="96.320431" calcext:value-type="float">
            <text:p>96.32043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052028" calcext:value-type="float">
            <text:p>2.052028</text:p>
          </table:table-cell>
          <table:table-cell office:value-type="float" office:value="102.600138" calcext:value-type="float">
            <text:p>102.600138</text:p>
          </table:table-cell>
          <table:table-cell office:value-type="float" office:value="106.383771" calcext:value-type="float">
            <text:p>106.383771</text:p>
          </table:table-cell>
          <table:table-cell/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2.002536" calcext:value-type="float">
            <text:p>2.002536</text:p>
          </table:table-cell>
          <table:table-cell office:value-type="float" office:value="98.558303" calcext:value-type="float">
            <text:p>98.558303</text:p>
          </table:table-cell>
          <table:table-cell office:value-type="float" office:value="92.80312" calcext:value-type="float">
            <text:p>92.80312</text:p>
          </table:table-cell>
          <table:table-cell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2.047946" calcext:value-type="float">
            <text:p>2.047946</text:p>
          </table:table-cell>
          <table:table-cell office:value-type="float" office:value="101.984913" calcext:value-type="float">
            <text:p>101.984913</text:p>
          </table:table-cell>
          <table:table-cell office:value-type="float" office:value="89.551448" calcext:value-type="float">
            <text:p>89.551448</text:p>
          </table:table-cell>
          <table:table-cell/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1.988214" calcext:value-type="float">
            <text:p>1.988214</text:p>
          </table:table-cell>
          <table:table-cell office:value-type="float" office:value="105.761515" calcext:value-type="float">
            <text:p>105.761515</text:p>
          </table:table-cell>
          <table:table-cell office:value-type="float" office:value="83.923819" calcext:value-type="float">
            <text:p>83.923819</text:p>
          </table:table-cell>
          <table:table-cell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2.093438" calcext:value-type="float">
            <text:p>2.093438</text:p>
          </table:table-cell>
          <table:table-cell office:value-type="float" office:value="106.968412" calcext:value-type="float">
            <text:p>106.968412</text:p>
          </table:table-cell>
          <table:table-cell office:value-type="float" office:value="83.370228" calcext:value-type="float">
            <text:p>83.370228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.96296" calcext:value-type="float">
            <text:p>1.96296</text:p>
          </table:table-cell>
          <table:table-cell office:value-type="float" office:value="104.41205" calcext:value-type="float">
            <text:p>104.41205</text:p>
          </table:table-cell>
          <table:table-cell office:value-type="float" office:value="92.417692" calcext:value-type="float">
            <text:p>92.417692</text:p>
          </table:table-cell>
          <table:table-cell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.085166" calcext:value-type="float">
            <text:p>2.085166</text:p>
          </table:table-cell>
          <table:table-cell office:value-type="float" office:value="99.900546" calcext:value-type="float">
            <text:p>99.900546</text:p>
          </table:table-cell>
          <table:table-cell office:value-type="float" office:value="85.118694" calcext:value-type="float">
            <text:p>85.118694</text:p>
          </table:table-cell>
          <table:table-cell/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2.031126" calcext:value-type="float">
            <text:p>2.031126</text:p>
          </table:table-cell>
          <table:table-cell office:value-type="float" office:value="93.444098" calcext:value-type="float">
            <text:p>93.444098</text:p>
          </table:table-cell>
          <table:table-cell office:value-type="float" office:value="85.637561" calcext:value-type="float">
            <text:p>85.637561</text:p>
          </table:table-cell>
          <table:table-cell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2.0188" calcext:value-type="float">
            <text:p>2.0188</text:p>
          </table:table-cell>
          <table:table-cell office:value-type="float" office:value="106.31485" calcext:value-type="float">
            <text:p>106.31485</text:p>
          </table:table-cell>
          <table:table-cell office:value-type="float" office:value="96.854031" calcext:value-type="float">
            <text:p>96.854031</text:p>
          </table:table-cell>
          <table:table-cell/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2.063752" calcext:value-type="float">
            <text:p>2.063752</text:p>
          </table:table-cell>
          <table:table-cell office:value-type="float" office:value="109.38693" calcext:value-type="float">
            <text:p>109.38693</text:p>
          </table:table-cell>
          <table:table-cell office:value-type="float" office:value="106.182716" calcext:value-type="float">
            <text:p>106.182716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972852" calcext:value-type="float">
            <text:p>1.972852</text:p>
          </table:table-cell>
          <table:table-cell office:value-type="float" office:value="104.573942" calcext:value-type="float">
            <text:p>104.573942</text:p>
          </table:table-cell>
          <table:table-cell office:value-type="float" office:value="113.594139" calcext:value-type="float">
            <text:p>113.594139</text:p>
          </table:table-cell>
          <table:table-cell/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2.041676" calcext:value-type="float">
            <text:p>2.041676</text:p>
          </table:table-cell>
          <table:table-cell office:value-type="float" office:value="97.909226" calcext:value-type="float">
            <text:p>97.909226</text:p>
          </table:table-cell>
          <table:table-cell office:value-type="float" office:value="82.015936" calcext:value-type="float">
            <text:p>82.015936</text:p>
          </table:table-cell>
          <table:table-cell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2.045066" calcext:value-type="float">
            <text:p>2.045066</text:p>
          </table:table-cell>
          <table:table-cell office:value-type="float" office:value="99.758029" calcext:value-type="float">
            <text:p>99.758029</text:p>
          </table:table-cell>
          <table:table-cell office:value-type="float" office:value="92.291116" calcext:value-type="float">
            <text:p>92.291116</text:p>
          </table:table-cell>
          <table:table-cell/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2.015801" calcext:value-type="float">
            <text:p>2.015801</text:p>
          </table:table-cell>
          <table:table-cell office:value-type="float" office:value="102.376508" calcext:value-type="float">
            <text:p>102.376508</text:p>
          </table:table-cell>
          <table:table-cell office:value-type="float" office:value="101.516833" calcext:value-type="float">
            <text:p>101.516833</text:p>
          </table:table-cell>
          <table:table-cell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2.07467" calcext:value-type="float">
            <text:p>2.07467</text:p>
          </table:table-cell>
          <table:table-cell office:value-type="float" office:value="107.374323" calcext:value-type="float">
            <text:p>107.374323</text:p>
          </table:table-cell>
          <table:table-cell office:value-type="float" office:value="86.342595" calcext:value-type="float">
            <text:p>86.342595</text:p>
          </table:table-cell>
          <table:table-cell/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.015" calcext:value-type="float">
            <text:p>2.015</text:p>
          </table:table-cell>
          <table:table-cell office:value-type="float" office:value="109.488968" calcext:value-type="float">
            <text:p>109.488968</text:p>
          </table:table-cell>
          <table:table-cell office:value-type="float" office:value="99.623564" calcext:value-type="float">
            <text:p>99.623564</text:p>
          </table:table-cell>
          <table:table-cell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.034184" calcext:value-type="float">
            <text:p>2.034184</text:p>
          </table:table-cell>
          <table:table-cell office:value-type="float" office:value="103.350684" calcext:value-type="float">
            <text:p>103.350684</text:p>
          </table:table-cell>
          <table:table-cell office:value-type="float" office:value="106.612431" calcext:value-type="float">
            <text:p>106.612431</text:p>
          </table:table-cell>
          <table:table-cell/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2.070633" calcext:value-type="float">
            <text:p>2.070633</text:p>
          </table:table-cell>
          <table:table-cell office:value-type="float" office:value="105.187887" calcext:value-type="float">
            <text:p>105.187887</text:p>
          </table:table-cell>
          <table:table-cell office:value-type="float" office:value="92.644926" calcext:value-type="float">
            <text:p>92.644926</text:p>
          </table:table-cell>
          <table:table-cell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.996331" calcext:value-type="float">
            <text:p>1.996331</text:p>
          </table:table-cell>
          <table:table-cell office:value-type="float" office:value="105.767638" calcext:value-type="float">
            <text:p>105.767638</text:p>
          </table:table-cell>
          <table:table-cell office:value-type="float" office:value="98.577054" calcext:value-type="float">
            <text:p>98.577054</text:p>
          </table:table-cell>
          <table:table-cell/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2.004367" calcext:value-type="float">
            <text:p>2.004367</text:p>
          </table:table-cell>
          <table:table-cell office:value-type="float" office:value="98.651856" calcext:value-type="float">
            <text:p>98.651856</text:p>
          </table:table-cell>
          <table:table-cell office:value-type="float" office:value="94.371473" calcext:value-type="float">
            <text:p>94.37147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.04734" calcext:value-type="float">
            <text:p>2.04734</text:p>
          </table:table-cell>
          <table:table-cell office:value-type="float" office:value="101.424268" calcext:value-type="float">
            <text:p>101.424268</text:p>
          </table:table-cell>
          <table:table-cell office:value-type="float" office:value="98.804719" calcext:value-type="float">
            <text:p>98.804719</text:p>
          </table:table-cell>
          <table:table-cell/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2.050053" calcext:value-type="float">
            <text:p>2.050053</text:p>
          </table:table-cell>
          <table:table-cell office:value-type="float" office:value="109.177421" calcext:value-type="float">
            <text:p>109.177421</text:p>
          </table:table-cell>
          <table:table-cell office:value-type="float" office:value="103.040976" calcext:value-type="float">
            <text:p>103.040976</text:p>
          </table:table-cell>
          <table:table-cell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2.079624" calcext:value-type="float">
            <text:p>2.079624</text:p>
          </table:table-cell>
          <table:table-cell office:value-type="float" office:value="107.955998" calcext:value-type="float">
            <text:p>107.955998</text:p>
          </table:table-cell>
          <table:table-cell office:value-type="float" office:value="96.722162" calcext:value-type="float">
            <text:p>96.722162</text:p>
          </table:table-cell>
          <table:table-cell/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1.966478" calcext:value-type="float">
            <text:p>1.966478</text:p>
          </table:table-cell>
          <table:table-cell office:value-type="float" office:value="109.058444" calcext:value-type="float">
            <text:p>109.058444</text:p>
          </table:table-cell>
          <table:table-cell office:value-type="float" office:value="91.112699" calcext:value-type="float">
            <text:p>91.112699</text:p>
          </table:table-cell>
          <table:table-cell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.062858" calcext:value-type="float">
            <text:p>2.062858</text:p>
          </table:table-cell>
          <table:table-cell office:value-type="float" office:value="101.281419" calcext:value-type="float">
            <text:p>101.281419</text:p>
          </table:table-cell>
          <table:table-cell office:value-type="float" office:value="112.293161" calcext:value-type="float">
            <text:p>112.293161</text:p>
          </table:table-cell>
          <table:table-cell/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.037365" calcext:value-type="float">
            <text:p>2.037365</text:p>
          </table:table-cell>
          <table:table-cell office:value-type="float" office:value="102.640672" calcext:value-type="float">
            <text:p>102.640672</text:p>
          </table:table-cell>
          <table:table-cell office:value-type="float" office:value="101.295303" calcext:value-type="float">
            <text:p>101.295303</text:p>
          </table:table-cell>
          <table:table-cell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.003715" calcext:value-type="float">
            <text:p>2.003715</text:p>
          </table:table-cell>
          <table:table-cell office:value-type="float" office:value="104.408678" calcext:value-type="float">
            <text:p>104.408678</text:p>
          </table:table-cell>
          <table:table-cell office:value-type="float" office:value="96.131882" calcext:value-type="float">
            <text:p>96.131882</text:p>
          </table:table-cell>
          <table:table-cell/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2.016538" calcext:value-type="float">
            <text:p>2.016538</text:p>
          </table:table-cell>
          <table:table-cell office:value-type="float" office:value="96.311672" calcext:value-type="float">
            <text:p>96.311672</text:p>
          </table:table-cell>
          <table:table-cell office:value-type="float" office:value="110.882621" calcext:value-type="float">
            <text:p>110.882621</text:p>
          </table:table-cell>
          <table:table-cell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2.046433" calcext:value-type="float">
            <text:p>2.046433</text:p>
          </table:table-cell>
          <table:table-cell office:value-type="float" office:value="100.517009" calcext:value-type="float">
            <text:p>100.517009</text:p>
          </table:table-cell>
          <table:table-cell office:value-type="float" office:value="104.795133" calcext:value-type="float">
            <text:p>104.795133</text:p>
          </table:table-cell>
          <table:table-cell/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1.999683" calcext:value-type="float">
            <text:p>1.999683</text:p>
          </table:table-cell>
          <table:table-cell office:value-type="float" office:value="101.27654" calcext:value-type="float">
            <text:p>101.27654</text:p>
          </table:table-cell>
          <table:table-cell office:value-type="float" office:value="101.928159" calcext:value-type="float">
            <text:p>101.92815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29145" calcext:value-type="float">
            <text:p>2.029145</text:p>
          </table:table-cell>
          <table:table-cell office:value-type="float" office:value="104.669179" calcext:value-type="float">
            <text:p>104.669179</text:p>
          </table:table-cell>
          <table:table-cell office:value-type="float" office:value="93.016753" calcext:value-type="float">
            <text:p>93.016753</text:p>
          </table:table-cell>
          <table:table-cell/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2.041164" calcext:value-type="float">
            <text:p>2.041164</text:p>
          </table:table-cell>
          <table:table-cell office:value-type="float" office:value="104.003593" calcext:value-type="float">
            <text:p>104.003593</text:p>
          </table:table-cell>
          <table:table-cell office:value-type="float" office:value="104.982008" calcext:value-type="float">
            <text:p>104.982008</text:p>
          </table:table-cell>
          <table:table-cell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2.056506" calcext:value-type="float">
            <text:p>2.056506</text:p>
          </table:table-cell>
          <table:table-cell office:value-type="float" office:value="108.396101" calcext:value-type="float">
            <text:p>108.396101</text:p>
          </table:table-cell>
          <table:table-cell office:value-type="float" office:value="101.216062" calcext:value-type="float">
            <text:p>101.216062</text:p>
          </table:table-cell>
          <table:table-cell/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2.006486" calcext:value-type="float">
            <text:p>2.006486</text:p>
          </table:table-cell>
          <table:table-cell office:value-type="float" office:value="107.997799" calcext:value-type="float">
            <text:p>107.997799</text:p>
          </table:table-cell>
          <table:table-cell office:value-type="float" office:value="108.708947" calcext:value-type="float">
            <text:p>108.708947</text:p>
          </table:table-cell>
          <table:table-cell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.048351" calcext:value-type="float">
            <text:p>2.048351</text:p>
          </table:table-cell>
          <table:table-cell office:value-type="float" office:value="99.371008" calcext:value-type="float">
            <text:p>99.371008</text:p>
          </table:table-cell>
          <table:table-cell office:value-type="float" office:value="119.341756" calcext:value-type="float">
            <text:p>119.341756</text:p>
          </table:table-cell>
          <table:table-cell/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.004875" calcext:value-type="float">
            <text:p>2.004875</text:p>
          </table:table-cell>
          <table:table-cell office:value-type="float" office:value="103.504061" calcext:value-type="float">
            <text:p>103.504061</text:p>
          </table:table-cell>
          <table:table-cell office:value-type="float" office:value="108.3757" calcext:value-type="float">
            <text:p>108.3757</text:p>
          </table:table-cell>
          <table:table-cell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.122224" calcext:value-type="float">
            <text:p>2.122224</text:p>
          </table:table-cell>
          <table:table-cell office:value-type="float" office:value="96.645248" calcext:value-type="float">
            <text:p>96.645248</text:p>
          </table:table-cell>
          <table:table-cell office:value-type="float" office:value="94.258189" calcext:value-type="float">
            <text:p>94.258189</text:p>
          </table:table-cell>
          <table:table-cell/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1.937947" calcext:value-type="float">
            <text:p>1.937947</text:p>
          </table:table-cell>
          <table:table-cell office:value-type="float" office:value="102.83316" calcext:value-type="float">
            <text:p>102.83316</text:p>
          </table:table-cell>
          <table:table-cell office:value-type="float" office:value="102.322963" calcext:value-type="float">
            <text:p>102.322963</text:p>
          </table:table-cell>
          <table:table-cell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2.066049" calcext:value-type="float">
            <text:p>2.066049</text:p>
          </table:table-cell>
          <table:table-cell office:value-type="float" office:value="98.847367" calcext:value-type="float">
            <text:p>98.847367</text:p>
          </table:table-cell>
          <table:table-cell office:value-type="float" office:value="104.302311" calcext:value-type="float">
            <text:p>104.302311</text:p>
          </table:table-cell>
          <table:table-cell/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1.996031" calcext:value-type="float">
            <text:p>1.996031</text:p>
          </table:table-cell>
          <table:table-cell office:value-type="float" office:value="108.362755" calcext:value-type="float">
            <text:p>108.362755</text:p>
          </table:table-cell>
          <table:table-cell office:value-type="float" office:value="102.361143" calcext:value-type="float">
            <text:p>102.36114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989889" calcext:value-type="float">
            <text:p>1.989889</text:p>
          </table:table-cell>
          <table:table-cell office:value-type="float" office:value="109.04167" calcext:value-type="float">
            <text:p>109.04167</text:p>
          </table:table-cell>
          <table:table-cell office:value-type="float" office:value="105.961464" calcext:value-type="float">
            <text:p>105.961464</text:p>
          </table:table-cell>
          <table:table-cell/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1.983062" calcext:value-type="float">
            <text:p>1.983062</text:p>
          </table:table-cell>
          <table:table-cell office:value-type="float" office:value="103.931856" calcext:value-type="float">
            <text:p>103.931856</text:p>
          </table:table-cell>
          <table:table-cell office:value-type="float" office:value="103.725913" calcext:value-type="float">
            <text:p>103.725913</text:p>
          </table:table-cell>
          <table:table-cell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2.094526" calcext:value-type="float">
            <text:p>2.094526</text:p>
          </table:table-cell>
          <table:table-cell office:value-type="float" office:value="104.501729" calcext:value-type="float">
            <text:p>104.501729</text:p>
          </table:table-cell>
          <table:table-cell office:value-type="float" office:value="94.974663" calcext:value-type="float">
            <text:p>94.974663</text:p>
          </table:table-cell>
          <table:table-cell/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2.032905" calcext:value-type="float">
            <text:p>2.032905</text:p>
          </table:table-cell>
          <table:table-cell office:value-type="float" office:value="106.775905" calcext:value-type="float">
            <text:p>106.775905</text:p>
          </table:table-cell>
          <table:table-cell office:value-type="float" office:value="100.292856" calcext:value-type="float">
            <text:p>100.292856</text:p>
          </table:table-cell>
          <table:table-cell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.951209" calcext:value-type="float">
            <text:p>1.951209</text:p>
          </table:table-cell>
          <table:table-cell office:value-type="float" office:value="102.795426" calcext:value-type="float">
            <text:p>102.795426</text:p>
          </table:table-cell>
          <table:table-cell office:value-type="float" office:value="99.396257" calcext:value-type="float">
            <text:p>99.396257</text:p>
          </table:table-cell>
          <table:table-cell/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.117613" calcext:value-type="float">
            <text:p>2.117613</text:p>
          </table:table-cell>
          <table:table-cell office:value-type="float" office:value="99.686231" calcext:value-type="float">
            <text:p>99.686231</text:p>
          </table:table-cell>
          <table:table-cell office:value-type="float" office:value="89.703709" calcext:value-type="float">
            <text:p>89.703709</text:p>
          </table:table-cell>
          <table:table-cell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.990406" calcext:value-type="float">
            <text:p>1.990406</text:p>
          </table:table-cell>
          <table:table-cell office:value-type="float" office:value="110.022522" calcext:value-type="float">
            <text:p>110.022522</text:p>
          </table:table-cell>
          <table:table-cell office:value-type="float" office:value="100.66683" calcext:value-type="float">
            <text:p>100.66683</text:p>
          </table:table-cell>
          <table:table-cell/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2.019874" calcext:value-type="float">
            <text:p>2.019874</text:p>
          </table:table-cell>
          <table:table-cell office:value-type="float" office:value="100.56627" calcext:value-type="float">
            <text:p>100.56627</text:p>
          </table:table-cell>
          <table:table-cell office:value-type="float" office:value="91.350059" calcext:value-type="float">
            <text:p>91.350059</text:p>
          </table:table-cell>
          <table:table-cell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2.063666" calcext:value-type="float">
            <text:p>2.063666</text:p>
          </table:table-cell>
          <table:table-cell office:value-type="float" office:value="100.089458" calcext:value-type="float">
            <text:p>100.089458</text:p>
          </table:table-cell>
          <table:table-cell office:value-type="float" office:value="91.429828" calcext:value-type="float">
            <text:p>91.429828</text:p>
          </table:table-cell>
          <table:table-cell/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2.019154" calcext:value-type="float">
            <text:p>2.019154</text:p>
          </table:table-cell>
          <table:table-cell office:value-type="float" office:value="106.158224" calcext:value-type="float">
            <text:p>106.158224</text:p>
          </table:table-cell>
          <table:table-cell office:value-type="float" office:value="107.547453" calcext:value-type="float">
            <text:p>107.54745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083991" calcext:value-type="float">
            <text:p>2.083991</text:p>
          </table:table-cell>
          <table:table-cell office:value-type="float" office:value="105.220936" calcext:value-type="float">
            <text:p>105.220936</text:p>
          </table:table-cell>
          <table:table-cell office:value-type="float" office:value="110.179411" calcext:value-type="float">
            <text:p>110.179411</text:p>
          </table:table-cell>
          <table:table-cell/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1.982629" calcext:value-type="float">
            <text:p>1.982629</text:p>
          </table:table-cell>
          <table:table-cell office:value-type="float" office:value="103.810171" calcext:value-type="float">
            <text:p>103.810171</text:p>
          </table:table-cell>
          <table:table-cell office:value-type="float" office:value="105.546926" calcext:value-type="float">
            <text:p>105.546926</text:p>
          </table:table-cell>
          <table:table-cell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2.019779" calcext:value-type="float">
            <text:p>2.019779</text:p>
          </table:table-cell>
          <table:table-cell office:value-type="float" office:value="102.727105" calcext:value-type="float">
            <text:p>102.727105</text:p>
          </table:table-cell>
          <table:table-cell office:value-type="float" office:value="96.566927" calcext:value-type="float">
            <text:p>96.566927</text:p>
          </table:table-cell>
          <table:table-cell/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2.078947" calcext:value-type="float">
            <text:p>2.078947</text:p>
          </table:table-cell>
          <table:table-cell office:value-type="float" office:value="98.843939" calcext:value-type="float">
            <text:p>98.843939</text:p>
          </table:table-cell>
          <table:table-cell office:value-type="float" office:value="98.195788" calcext:value-type="float">
            <text:p>98.195788</text:p>
          </table:table-cell>
          <table:table-cell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.974175" calcext:value-type="float">
            <text:p>1.974175</text:p>
          </table:table-cell>
          <table:table-cell office:value-type="float" office:value="105.840597" calcext:value-type="float">
            <text:p>105.840597</text:p>
          </table:table-cell>
          <table:table-cell office:value-type="float" office:value="98.846575" calcext:value-type="float">
            <text:p>98.846575</text:p>
          </table:table-cell>
          <table:table-cell/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.022454" calcext:value-type="float">
            <text:p>2.022454</text:p>
          </table:table-cell>
          <table:table-cell office:value-type="float" office:value="102.396064" calcext:value-type="float">
            <text:p>102.396064</text:p>
          </table:table-cell>
          <table:table-cell office:value-type="float" office:value="98.462298" calcext:value-type="float">
            <text:p>98.462298</text:p>
          </table:table-cell>
          <table:table-cell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2.020768" calcext:value-type="float">
            <text:p>2.020768</text:p>
          </table:table-cell>
          <table:table-cell office:value-type="float" office:value="108.768421" calcext:value-type="float">
            <text:p>108.768421</text:p>
          </table:table-cell>
          <table:table-cell office:value-type="float" office:value="101.884277" calcext:value-type="float">
            <text:p>101.884277</text:p>
          </table:table-cell>
          <table:table-cell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2.076461" calcext:value-type="float">
            <text:p>2.076461</text:p>
          </table:table-cell>
          <table:table-cell office:value-type="float" office:value="100.836415" calcext:value-type="float">
            <text:p>100.836415</text:p>
          </table:table-cell>
          <table:table-cell office:value-type="float" office:value="115.91148" calcext:value-type="float">
            <text:p>115.91148</text:p>
          </table:table-cell>
          <table:table-cell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.972299" calcext:value-type="float">
            <text:p>1.972299</text:p>
          </table:table-cell>
          <table:table-cell office:value-type="float" office:value="102.06939" calcext:value-type="float">
            <text:p>102.06939</text:p>
          </table:table-cell>
          <table:table-cell office:value-type="float" office:value="99.224852" calcext:value-type="float">
            <text:p>99.224852</text:p>
          </table:table-cell>
          <table:table-cell/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2.086952" calcext:value-type="float">
            <text:p>2.086952</text:p>
          </table:table-cell>
          <table:table-cell office:value-type="float" office:value="106.63923" calcext:value-type="float">
            <text:p>106.63923</text:p>
          </table:table-cell>
          <table:table-cell office:value-type="float" office:value="79.547585" calcext:value-type="float">
            <text:p>79.54758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027149" calcext:value-type="float">
            <text:p>2.027149</text:p>
          </table:table-cell>
          <table:table-cell office:value-type="float" office:value="109.293109" calcext:value-type="float">
            <text:p>109.293109</text:p>
          </table:table-cell>
          <table:table-cell office:value-type="float" office:value="91.214835" calcext:value-type="float">
            <text:p>91.214835</text:p>
          </table:table-cell>
          <table:table-cell/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1.968971" calcext:value-type="float">
            <text:p>1.968971</text:p>
          </table:table-cell>
          <table:table-cell office:value-type="float" office:value="103.943376" calcext:value-type="float">
            <text:p>103.943376</text:p>
          </table:table-cell>
          <table:table-cell office:value-type="float" office:value="110.400035" calcext:value-type="float">
            <text:p>110.400035</text:p>
          </table:table-cell>
          <table:table-cell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2.077721" calcext:value-type="float">
            <text:p>2.077721</text:p>
          </table:table-cell>
          <table:table-cell office:value-type="float" office:value="97.475924" calcext:value-type="float">
            <text:p>97.475924</text:p>
          </table:table-cell>
          <table:table-cell office:value-type="float" office:value="110.982499" calcext:value-type="float">
            <text:p>110.982499</text:p>
          </table:table-cell>
          <table:table-cell/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2.019154" calcext:value-type="float">
            <text:p>2.019154</text:p>
          </table:table-cell>
          <table:table-cell office:value-type="float" office:value="94.135294" calcext:value-type="float">
            <text:p>94.135294</text:p>
          </table:table-cell>
          <table:table-cell office:value-type="float" office:value="113.875253" calcext:value-type="float">
            <text:p>113.875253</text:p>
          </table:table-cell>
          <table:table-cell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.978886" calcext:value-type="float">
            <text:p>1.978886</text:p>
          </table:table-cell>
          <table:table-cell office:value-type="float" office:value="101.748088" calcext:value-type="float">
            <text:p>101.748088</text:p>
          </table:table-cell>
          <table:table-cell office:value-type="float" office:value="115.476499" calcext:value-type="float">
            <text:p>115.476499</text:p>
          </table:table-cell>
          <table:table-cell/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2.036962" calcext:value-type="float">
            <text:p>2.036962</text:p>
          </table:table-cell>
          <table:table-cell office:value-type="float" office:value="103.44481" calcext:value-type="float">
            <text:p>103.44481</text:p>
          </table:table-cell>
          <table:table-cell office:value-type="float" office:value="98.395715" calcext:value-type="float">
            <text:p>98.395715</text:p>
          </table:table-cell>
          <table:table-cell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2.062923" calcext:value-type="float">
            <text:p>2.062923</text:p>
          </table:table-cell>
          <table:table-cell office:value-type="float" office:value="101.57661" calcext:value-type="float">
            <text:p>101.57661</text:p>
          </table:table-cell>
          <table:table-cell office:value-type="float" office:value="94.826083" calcext:value-type="float">
            <text:p>94.826083</text:p>
          </table:table-cell>
          <table:table-cell/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2.025792" calcext:value-type="float">
            <text:p>2.025792</text:p>
          </table:table-cell>
          <table:table-cell office:value-type="float" office:value="108.492742" calcext:value-type="float">
            <text:p>108.492742</text:p>
          </table:table-cell>
          <table:table-cell office:value-type="float" office:value="108.460558" calcext:value-type="float">
            <text:p>108.460558</text:p>
          </table:table-cell>
          <table:table-cell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2.100547" calcext:value-type="float">
            <text:p>2.100547</text:p>
          </table:table-cell>
          <table:table-cell office:value-type="float" office:value="108.392984" calcext:value-type="float">
            <text:p>108.392984</text:p>
          </table:table-cell>
          <table:table-cell office:value-type="float" office:value="111.600168" calcext:value-type="float">
            <text:p>111.600168</text:p>
          </table:table-cell>
          <table:table-cell/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2.01409" calcext:value-type="float">
            <text:p>2.01409</text:p>
          </table:table-cell>
          <table:table-cell office:value-type="float" office:value="108.316089" calcext:value-type="float">
            <text:p>108.316089</text:p>
          </table:table-cell>
          <table:table-cell office:value-type="float" office:value="102.013849" calcext:value-type="float">
            <text:p>102.01384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03628" calcext:value-type="float">
            <text:p>2.03628</text:p>
          </table:table-cell>
          <table:table-cell office:value-type="float" office:value="104.418168" calcext:value-type="float">
            <text:p>104.418168</text:p>
          </table:table-cell>
          <table:table-cell office:value-type="float" office:value="112.572082" calcext:value-type="float">
            <text:p>112.572082</text:p>
          </table:table-cell>
          <table:table-cell/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2.026593" calcext:value-type="float">
            <text:p>2.026593</text:p>
          </table:table-cell>
          <table:table-cell office:value-type="float" office:value="95.795277" calcext:value-type="float">
            <text:p>95.795277</text:p>
          </table:table-cell>
          <table:table-cell office:value-type="float" office:value="114.542274" calcext:value-type="float">
            <text:p>114.542274</text:p>
          </table:table-cell>
          <table:table-cell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2.007009" calcext:value-type="float">
            <text:p>2.007009</text:p>
          </table:table-cell>
          <table:table-cell office:value-type="float" office:value="96.411345" calcext:value-type="float">
            <text:p>96.411345</text:p>
          </table:table-cell>
          <table:table-cell office:value-type="float" office:value="102.114748" calcext:value-type="float">
            <text:p>102.114748</text:p>
          </table:table-cell>
          <table:table-cell/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1.947834" calcext:value-type="float">
            <text:p>1.947834</text:p>
          </table:table-cell>
          <table:table-cell office:value-type="float" office:value="100.68313" calcext:value-type="float">
            <text:p>100.68313</text:p>
          </table:table-cell>
          <table:table-cell office:value-type="float" office:value="100.845223" calcext:value-type="float">
            <text:p>100.845223</text:p>
          </table:table-cell>
          <table:table-cell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2.133899" calcext:value-type="float">
            <text:p>2.133899</text:p>
          </table:table-cell>
          <table:table-cell office:value-type="float" office:value="106.742253" calcext:value-type="float">
            <text:p>106.742253</text:p>
          </table:table-cell>
          <table:table-cell office:value-type="float" office:value="98.214175" calcext:value-type="float">
            <text:p>98.214175</text:p>
          </table:table-cell>
          <table:table-cell/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1.984328" calcext:value-type="float">
            <text:p>1.984328</text:p>
          </table:table-cell>
          <table:table-cell office:value-type="float" office:value="111.704825" calcext:value-type="float">
            <text:p>111.704825</text:p>
          </table:table-cell>
          <table:table-cell office:value-type="float" office:value="82.630066" calcext:value-type="float">
            <text:p>82.630066</text:p>
          </table:table-cell>
          <table:table-cell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2.050989" calcext:value-type="float">
            <text:p>2.050989</text:p>
          </table:table-cell>
          <table:table-cell office:value-type="float" office:value="105.619033" calcext:value-type="float">
            <text:p>105.619033</text:p>
          </table:table-cell>
          <table:table-cell office:value-type="float" office:value="87.483803" calcext:value-type="float">
            <text:p>87.483803</text:p>
          </table:table-cell>
          <table:table-cell/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2.084198" calcext:value-type="float">
            <text:p>2.084198</text:p>
          </table:table-cell>
          <table:table-cell office:value-type="float" office:value="99.325588" calcext:value-type="float">
            <text:p>99.325588</text:p>
          </table:table-cell>
          <table:table-cell office:value-type="float" office:value="101.591812" calcext:value-type="float">
            <text:p>101.591812</text:p>
          </table:table-cell>
          <table:table-cell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.956445" calcext:value-type="float">
            <text:p>1.956445</text:p>
          </table:table-cell>
          <table:table-cell office:value-type="float" office:value="97.200428" calcext:value-type="float">
            <text:p>97.200428</text:p>
          </table:table-cell>
          <table:table-cell office:value-type="float" office:value="103.981548" calcext:value-type="float">
            <text:p>103.981548</text:p>
          </table:table-cell>
          <table:table-cell/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1.991408" calcext:value-type="float">
            <text:p>1.991408</text:p>
          </table:table-cell>
          <table:table-cell office:value-type="float" office:value="98.128904" calcext:value-type="float">
            <text:p>98.128904</text:p>
          </table:table-cell>
          <table:table-cell office:value-type="float" office:value="106.233903" calcext:value-type="float">
            <text:p>106.23390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051142" calcext:value-type="float">
            <text:p>2.051142</text:p>
          </table:table-cell>
          <table:table-cell office:value-type="float" office:value="95.833074" calcext:value-type="float">
            <text:p>95.833074</text:p>
          </table:table-cell>
          <table:table-cell office:value-type="float" office:value="111.828385" calcext:value-type="float">
            <text:p>111.828385</text:p>
          </table:table-cell>
          <table:table-cell/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1.996888" calcext:value-type="float">
            <text:p>1.996888</text:p>
          </table:table-cell>
          <table:table-cell office:value-type="float" office:value="98.928618" calcext:value-type="float">
            <text:p>98.928618</text:p>
          </table:table-cell>
          <table:table-cell office:value-type="float" office:value="110.928474" calcext:value-type="float">
            <text:p>110.928474</text:p>
          </table:table-cell>
          <table:table-cell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.97502" calcext:value-type="float">
            <text:p>1.97502</text:p>
          </table:table-cell>
          <table:table-cell office:value-type="float" office:value="96.873625" calcext:value-type="float">
            <text:p>96.873625</text:p>
          </table:table-cell>
          <table:table-cell office:value-type="float" office:value="100.413177" calcext:value-type="float">
            <text:p>100.413177</text:p>
          </table:table-cell>
          <table:table-cell/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2.088567" calcext:value-type="float">
            <text:p>2.088567</text:p>
          </table:table-cell>
          <table:table-cell office:value-type="float" office:value="100.670952" calcext:value-type="float">
            <text:p>100.670952</text:p>
          </table:table-cell>
          <table:table-cell office:value-type="float" office:value="73.66328" calcext:value-type="float">
            <text:p>73.66328</text:p>
          </table:table-cell>
          <table:table-cell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.978409" calcext:value-type="float">
            <text:p>1.978409</text:p>
          </table:table-cell>
          <table:table-cell office:value-type="float" office:value="106.53455" calcext:value-type="float">
            <text:p>106.53455</text:p>
          </table:table-cell>
          <table:table-cell office:value-type="float" office:value="95.088054" calcext:value-type="float">
            <text:p>95.088054</text:p>
          </table:table-cell>
          <table:table-cell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2.090442" calcext:value-type="float">
            <text:p>2.090442</text:p>
          </table:table-cell>
          <table:table-cell office:value-type="float" office:value="105.732072" calcext:value-type="float">
            <text:p>105.732072</text:p>
          </table:table-cell>
          <table:table-cell office:value-type="float" office:value="98.9517" calcext:value-type="float">
            <text:p>98.9517</text:p>
          </table:table-cell>
          <table:table-cell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.96457" calcext:value-type="float">
            <text:p>1.96457</text:p>
          </table:table-cell>
          <table:table-cell office:value-type="float" office:value="100.007644" calcext:value-type="float">
            <text:p>100.007644</text:p>
          </table:table-cell>
          <table:table-cell office:value-type="float" office:value="121.58954" calcext:value-type="float">
            <text:p>121.58954</text:p>
          </table:table-cell>
          <table:table-cell/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2.088451" calcext:value-type="float">
            <text:p>2.088451</text:p>
          </table:table-cell>
          <table:table-cell office:value-type="float" office:value="99.393913" calcext:value-type="float">
            <text:p>99.393913</text:p>
          </table:table-cell>
          <table:table-cell office:value-type="float" office:value="102.650952" calcext:value-type="float">
            <text:p>102.650952</text:p>
          </table:table-cell>
          <table:table-cell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2.014592" calcext:value-type="float">
            <text:p>2.014592</text:p>
          </table:table-cell>
          <table:table-cell office:value-type="float" office:value="100.469752" calcext:value-type="float">
            <text:p>100.469752</text:p>
          </table:table-cell>
          <table:table-cell office:value-type="float" office:value="114.853208" calcext:value-type="float">
            <text:p>114.853208</text:p>
          </table:table-cell>
          <table:table-cell/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2.038635" calcext:value-type="float">
            <text:p>2.038635</text:p>
          </table:table-cell>
          <table:table-cell office:value-type="float" office:value="103.67834" calcext:value-type="float">
            <text:p>103.67834</text:p>
          </table:table-cell>
          <table:table-cell office:value-type="float" office:value="88.235789" calcext:value-type="float">
            <text:p>88.2357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994115" calcext:value-type="float">
            <text:p>1.994115</text:p>
          </table:table-cell>
          <table:table-cell office:value-type="float" office:value="100.886433" calcext:value-type="float">
            <text:p>100.886433</text:p>
          </table:table-cell>
          <table:table-cell office:value-type="float" office:value="104.928643" calcext:value-type="float">
            <text:p>104.928643</text:p>
          </table:table-cell>
          <table:table-cell/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2.028281" calcext:value-type="float">
            <text:p>2.028281</text:p>
          </table:table-cell>
          <table:table-cell office:value-type="float" office:value="105.061951" calcext:value-type="float">
            <text:p>105.061951</text:p>
          </table:table-cell>
          <table:table-cell office:value-type="float" office:value="88.679014" calcext:value-type="float">
            <text:p>88.679014</text:p>
          </table:table-cell>
          <table:table-cell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2.078476" calcext:value-type="float">
            <text:p>2.078476</text:p>
          </table:table-cell>
          <table:table-cell office:value-type="float" office:value="104.449849" calcext:value-type="float">
            <text:p>104.449849</text:p>
          </table:table-cell>
          <table:table-cell office:value-type="float" office:value="100.393275" calcext:value-type="float">
            <text:p>100.393275</text:p>
          </table:table-cell>
          <table:table-cell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1.95596" calcext:value-type="float">
            <text:p>1.95596</text:p>
          </table:table-cell>
          <table:table-cell office:value-type="float" office:value="98.343629" calcext:value-type="float">
            <text:p>98.343629</text:p>
          </table:table-cell>
          <table:table-cell office:value-type="float" office:value="100.75021" calcext:value-type="float">
            <text:p>100.75021</text:p>
          </table:table-cell>
          <table:table-cell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2.13106" calcext:value-type="float">
            <text:p>2.13106</text:p>
          </table:table-cell>
          <table:table-cell office:value-type="float" office:value="101.164629" calcext:value-type="float">
            <text:p>101.164629</text:p>
          </table:table-cell>
          <table:table-cell office:value-type="float" office:value="83.862173" calcext:value-type="float">
            <text:p>83.862173</text:p>
          </table:table-cell>
          <table:table-cell/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1.970645" calcext:value-type="float">
            <text:p>1.970645</text:p>
          </table:table-cell>
          <table:table-cell office:value-type="float" office:value="98.020101" calcext:value-type="float">
            <text:p>98.020101</text:p>
          </table:table-cell>
          <table:table-cell office:value-type="float" office:value="86.451045" calcext:value-type="float">
            <text:p>86.451045</text:p>
          </table:table-cell>
          <table:table-cell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2.0556" calcext:value-type="float">
            <text:p>2.0556</text:p>
          </table:table-cell>
          <table:table-cell office:value-type="float" office:value="103.614698" calcext:value-type="float">
            <text:p>103.614698</text:p>
          </table:table-cell>
          <table:table-cell office:value-type="float" office:value="104.23792" calcext:value-type="float">
            <text:p>104.23792</text:p>
          </table:table-cell>
          <table:table-cell/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2.018412" calcext:value-type="float">
            <text:p>2.018412</text:p>
          </table:table-cell>
          <table:table-cell office:value-type="float" office:value="108.673178" calcext:value-type="float">
            <text:p>108.673178</text:p>
          </table:table-cell>
          <table:table-cell office:value-type="float" office:value="103.212934" calcext:value-type="float">
            <text:p>103.212934</text:p>
          </table:table-cell>
          <table:table-cell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2.034274" calcext:value-type="float">
            <text:p>2.034274</text:p>
          </table:table-cell>
          <table:table-cell office:value-type="float" office:value="103.172198" calcext:value-type="float">
            <text:p>103.172198</text:p>
          </table:table-cell>
          <table:table-cell office:value-type="float" office:value="81.50556" calcext:value-type="float">
            <text:p>81.50556</text:p>
          </table:table-cell>
          <table:table-cell/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2.035276" calcext:value-type="float">
            <text:p>2.035276</text:p>
          </table:table-cell>
          <table:table-cell office:value-type="float" office:value="93.773061" calcext:value-type="float">
            <text:p>93.773061</text:p>
          </table:table-cell>
          <table:table-cell office:value-type="float" office:value="108.847249" calcext:value-type="float">
            <text:p>108.84724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09327" calcext:value-type="float">
            <text:p>2.009327</text:p>
          </table:table-cell>
          <table:table-cell office:value-type="float" office:value="101.733968" calcext:value-type="float">
            <text:p>101.733968</text:p>
          </table:table-cell>
          <table:table-cell office:value-type="float" office:value="113.680268" calcext:value-type="float">
            <text:p>113.680268</text:p>
          </table:table-cell>
          <table:table-cell/>
        </table:table-row>
        <table:table-row table:style-name="ro1">
          <table:table-cell/>
          <table:table-cell table:formula="of:=STDEV([.B1:.B500])" office:value-type="float" office:value="0.0452791412515504" calcext:value-type="float">
            <text:p>0.0452791413</text:p>
          </table:table-cell>
          <table:table-cell table:formula="of:=STDEV([.C1:.C500])" office:value-type="float" office:value="3.73789093485583" calcext:value-type="float">
            <text:p>3.7378909349</text:p>
          </table:table-cell>
          <table:table-cell table:formula="of:=STDEV([.D1:.D500])" office:value-type="float" office:value="9.68383813758407" calcext:value-type="float">
            <text:p>9.6838381376</text:p>
          </table:table-cell>
          <table:table-cell table:style-name="ce1" office:value-type="string" calcext:value-type="string">
            <text:p>stdev</text:p>
          </table:table-cell>
        </table:table-row>
        <table:table-row table:style-name="ro1">
          <table:table-cell/>
          <table:table-cell table:formula="of:=AVERAGE([.B1:.B500])" office:value-type="float" office:value="2.026622848" calcext:value-type="float">
            <text:p>2.026622848</text:p>
          </table:table-cell>
          <table:table-cell table:formula="of:=AVERAGE([.C1:.C500])" office:value-type="float" office:value="103.47761937" calcext:value-type="float">
            <text:p>103.47761937</text:p>
          </table:table-cell>
          <table:table-cell table:formula="of:=AVERAGE([.D1:.D500])" office:value-type="float" office:value="93.793661354" calcext:value-type="float">
            <text:p>93.793661354</text:p>
          </table:table-cell>
          <table:table-cell table:style-name="ce1" office:value-type="string" calcext:value-type="string">
            <text:p>a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8T10:39:03.238289540</dc:date>
    <meta:editing-duration>PT1M26S</meta:editing-duration>
    <meta:editing-cycles>2</meta:editing-cycles>
    <meta:generator>LibreOffice/5.1.6.2$Linux_X86_64 LibreOffice_project/10m0$Build-2</meta:generator>
    <meta:document-statistic meta:table-count="1" meta:cell-count="2008" meta:object-count="0"/>
  </office:meta>
</office:document-meta>
</file>